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Pictures/20000016000001840000018E2383E52FCFB5F1F2.svm" manifest:media-type="image/x-svm"/>
  <manifest:file-entry manifest:full-path="Pictures/100002000000001100000011DD354E1BACB13F0C.png" manifest:media-type="image/png"/>
  <manifest:file-entry manifest:full-path="Pictures/2000001600000177000001796A5FFB8996E49CA0.svm" manifest:media-type="image/x-svm"/>
  <manifest:file-entry manifest:full-path="Pictures/100002000000000F00000011CA22A7015B038E6D.png" manifest:media-type="image/png"/>
  <manifest:file-entry manifest:full-path="Pictures/100002000000001100000012161FDF9711DFCA78.png" manifest:media-type="image/png"/>
  <manifest:file-entry manifest:full-path="Pictures/200000160000019D0000016067D62683B5E5DB56.svm" manifest:media-type="image/x-svm"/>
  <manifest:file-entry manifest:full-path="Pictures/100002000000001400000012E20ACA1B6D6CCD73.png" manifest:media-type="image/png"/>
  <manifest:file-entry manifest:full-path="Pictures/200000160000017B00000160FB46BB8FFA4CD44D.svm" manifest:media-type="image/x-svm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20000000011000000102593FCCFEAC49D4F.png" manifest:media-type="image/png"/>
  <manifest:file-entry manifest:full-path="Pictures/100002000000001200000012F6F17276AD74D113.png" manifest:media-type="image/png"/>
  <manifest:file-entry manifest:full-path="Pictures/200000160000016B000001608F7488952C4734E7.svm" manifest:media-type="image/x-svm"/>
  <manifest:file-entry manifest:full-path="Pictures/20000016000001910000018EFDD789CD065FD18C.svm" manifest:media-type="image/x-svm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Pictures/200000160000017B0000018EDD1730053F433995.svm" manifest:media-type="image/x-svm"/>
  <manifest:file-entry manifest:full-path="Pictures/200000160000014D000001790528BE0B6A735231.svm" manifest:media-type="image/x-svm"/>
  <manifest:file-entry manifest:full-path="Pictures/1000020000000013000000103336BE40696DFC7C.png" manifest:media-type="image/png"/>
  <manifest:file-entry manifest:full-path="Pictures/1000020000000011000000122C2F9018D1216D1C.png" manifest:media-type="image/png"/>
  <manifest:file-entry manifest:full-path="Pictures/20000016000001660000016030DDD416527EF414.svm" manifest:media-type="image/x-svm"/>
  <manifest:file-entry manifest:full-path="Pictures/100002000000001000000010A5A44D3BA368B8F1.png" manifest:media-type="image/png"/>
  <manifest:file-entry manifest:full-path="Pictures/20000016000001770000018E37237183C69D656E.svm" manifest:media-type="image/x-svm"/>
  <manifest:file-entry manifest:full-path="Pictures/100002000000001200000012B4E5B2280187E860.png" manifest:media-type="image/png"/>
  <manifest:file-entry manifest:full-path="Pictures/100002000000001000000010C7921A1D9EC2D9A0.png" manifest:media-type="image/png"/>
  <manifest:file-entry manifest:full-path="Pictures/20000016000001BA0000018E0F195291CE7BB731.svm" manifest:media-type="image/x-svm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2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2" style:family="table">
      <style:table-properties style:width="9.603cm" fo:margin-left="0cm" fo:margin-top="0.101cm" fo:margin-bottom="0cm" table:align="left" fo:background-color="transparent">
        <style:background-image/>
      </style:table-properties>
    </style:style>
    <style:style style:name="Table2.A" style:family="table-column">
      <style:table-column-properties style:column-width="2.401cm"/>
    </style:style>
    <style:style style:name="Table2.1" style:family="table-row">
      <style:table-row-properties style:min-row-height="1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style:vertical-align="middle" fo:background-color="#a9ce7b" fo:padding="0cm" fo:border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.D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P1" style:family="paragraph" style:parent-style-name="_5f_Header_20_page_20_paire_20__28_G_29_">
      <style:text-properties fo:font-variant="small-caps" fo:color="#2a6099" loext:opacity="100%" style:font-name="Bitstream Vera Sans4" fo:font-size="16pt" fo:font-style="normal" fo:text-shadow="none" fo:font-weight="bold" officeooo:rsid="01f05ba6" officeooo:paragraph-rsid="02fa05b4"/>
    </style:style>
    <style:style style:name="P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FILET_5f_POINTILLES">
      <style:text-properties officeooo:paragraph-rsid="0251f225"/>
    </style:style>
    <style:style style:name="P4" style:family="paragraph" style:parent-style-name="FILET_5f_POINTILLES">
      <style:text-properties officeooo:rsid="02552a41" officeooo:paragraph-rsid="02ca098e"/>
    </style:style>
    <style:style style:name="P5" style:family="paragraph" style:parent-style-name="FILET_5f_POINTILLES">
      <style:text-properties officeooo:rsid="02552a41" officeooo:paragraph-rsid="02ef8696"/>
    </style:style>
    <style:style style:name="P6" style:family="paragraph" style:parent-style-name="FILET_5f_POINTILLES">
      <style:text-properties officeooo:paragraph-rsid="02ef8696"/>
    </style:style>
    <style:style style:name="P7" style:family="paragraph" style:parent-style-name="FILET_5f_POINTILLES">
      <style:text-properties officeooo:paragraph-rsid="02f824be"/>
    </style:style>
    <style:style style:name="P8" style:family="paragraph" style:parent-style-name="_5f_Paragraphe_20_livret_20_">
      <style:text-properties officeooo:rsid="02ca098e" officeooo:paragraph-rsid="02ca098e"/>
    </style:style>
    <style:style style:name="P9" style:family="paragraph" style:parent-style-name="_5f_Paragraphe_20_livret_20_">
      <style:text-properties officeooo:rsid="026d74db" officeooo:paragraph-rsid="02d9fb26"/>
    </style:style>
    <style:style style:name="P10" style:family="paragraph" style:parent-style-name="_5f_Paragraphe_20_livret_20_">
      <style:text-properties officeooo:paragraph-rsid="02d9fb26"/>
    </style:style>
    <style:style style:name="P11" style:family="paragraph" style:parent-style-name="_5f_Paragraphe_20_livret_20_">
      <style:paragraph-properties fo:text-align="center" style:justify-single-word="false"/>
      <style:text-properties fo:color="#ffffff" loext:opacity="100%" fo:font-size="9pt" fo:font-style="normal" fo:font-weight="bold" officeooo:rsid="026ff6be" officeooo:paragraph-rsid="02d90904" style:font-size-asian="10.5pt" style:font-weight-asian="bold" style:font-weight-complex="bold"/>
    </style:style>
    <style:style style:name="P12" style:family="paragraph" style:parent-style-name="_5f_Paragraphe_20_livret_20_">
      <style:text-properties officeooo:paragraph-rsid="02fb19f5"/>
    </style:style>
    <style:style style:name="P13" style:family="paragraph" style:parent-style-name="_5f_Paragraphe_20_livret_20_">
      <style:text-properties officeooo:paragraph-rsid="02fbbf24"/>
    </style:style>
    <style:style style:name="P14" style:family="paragraph" style:parent-style-name="_5f_Paragraphe_20_livret_20_">
      <style:text-properties officeooo:paragraph-rsid="02d90904"/>
    </style:style>
    <style:style style:name="P15" style:family="paragraph" style:parent-style-name="_5f_Paragraphe_20_livret_20_">
      <style:paragraph-properties fo:text-align="center" style:justify-single-word="false"/>
    </style:style>
    <style:style style:name="P16" style:family="paragraph" style:parent-style-name="_5f_Paragraphe_20_livret_20_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officeooo:rsid="02ba6aae" officeooo:paragraph-rsid="02ba6aae"/>
    </style:style>
    <style:style style:name="P18" style:family="paragraph" style:parent-style-name="Table_20_Contents">
      <style:paragraph-properties fo:text-align="center" style:justify-single-word="false"/>
      <style:text-properties officeooo:rsid="02ba6aae" officeooo:paragraph-rsid="02cbb7af"/>
    </style:style>
    <style:style style:name="P19" style:family="paragraph" style:parent-style-name="FILET_5f_POINTILLES">
      <style:text-properties officeooo:paragraph-rsid="02f824be"/>
    </style:style>
    <style:style style:name="P20" style:family="paragraph" style:parent-style-name="Standard" style:list-style-name="_5f_Numérotation_20_des_20_exercices_20_livrets">
      <style:text-properties officeooo:paragraph-rsid="02f824be"/>
    </style:style>
    <style:style style:name="P21" style:family="paragraph" style:parent-style-name="Standard" style:list-style-name="_5f_Numérotation_20_des_20_exercices_20_livrets">
      <style:text-properties officeooo:paragraph-rsid="02d9fb26"/>
    </style:style>
    <style:style style:name="P22" style:family="paragraph" style:parent-style-name="_5f_Consigne_20_d_27_exercice_20_livret" style:list-style-name=""/>
    <style:style style:name="P23" style:family="paragraph" style:parent-style-name="_5f_Footer_20_page_20_paire_20__28_G_29_"/>
    <style:style style:name="P24" style:family="paragraph" style:parent-style-name="_5f_Footer_20_page_20_paire_20__28_G_29_">
      <style:text-properties officeooo:paragraph-rsid="02cdb06c"/>
    </style:style>
    <style:style style:name="P25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6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7" style:family="paragraph" style:parent-style-name="_5f_Paragraphe_20_livret_20_" style:list-style-name="_5f_Numérotation_20_des_20_exercices_20_livrets"/>
    <style:style style:name="P28" style:family="paragraph" style:parent-style-name="_5f_Paragraphe_20_livret_20_">
      <style:text-properties officeooo:rsid="026d74db" officeooo:paragraph-rsid="02d9fb26"/>
    </style:style>
    <style:style style:name="P29" style:family="paragraph" style:parent-style-name="_5f_Titre_20_d_27_exercices_20_livret_20_sans_20_titre_20_avec_20_num_20_exo" style:list-style-name="_5f_Numérotation_20_des_20_exercices_20_livrets">
      <style:text-properties officeooo:paragraph-rsid="02f824be"/>
    </style:style>
    <style:style style:name="P30" style:family="paragraph" style:parent-style-name="_5f_Titre_20_d_27_exercices_20_livret_20_sans_20_titre_20_avec_20_num_20_exo">
      <style:text-properties officeooo:paragraph-rsid="02d9fb26"/>
    </style:style>
    <style:style style:name="P31" style:family="paragraph" style:parent-style-name="_5f_Titre_20_d_27_exercices_20_livret_20_sans_20_titre_20_avec_20_num_20_exo" style:master-page-name="_5f_Fiche_20_éditeur_20_page_20_paire_20__28_G_29_">
      <style:paragraph-properties style:page-number="auto"/>
    </style:style>
    <style:style style:name="P32" style:family="paragraph" style:parent-style-name="_5f_Titre_20_d_27_exercices_20_livret_20_sans_20_titre_20_avec_20_num_20_exo" style:list-style-name="_5f_Numérotation_20_des_20_exercices_20_livrets" style:master-page-name="_5f_Fiche_20_éditeur_20__28_une_20_colonne_29__20_impaire_20__28_D_29_">
      <style:paragraph-properties style:page-number="auto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784b0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b4780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2a6099"/>
      <style:paragraph-properties fo:text-align="center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="solid" draw:fill-color="#7fb241"/>
    </style:style>
    <style:style style:name="P4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indent="0cm" style:writing-mode="lr-tb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/>
      <style:paragraph-properties fo:text-align="center"/>
    </style:style>
    <style:style style:name="P67" style:family="paragraph">
      <loext:graphic-properties draw:fill="solid" draw:fill-color="#2a6099"/>
    </style:style>
    <style:style style:name="T1" style:family="text">
      <style:text-properties fo:font-variant="normal" fo:text-transform="none" style:use-window-font-color="true" loext:opacity="0%" style:text-position="0% 100%" style:font-name="Bitstream Vera Sans1" fo:font-size="9pt" fo:letter-spacing="normal" fo:font-weight="normal" officeooo:rsid="02360026" style:font-size-asian="9pt" style:font-name-complex="Times New Roman5" style:font-size-complex="9pt"/>
    </style:style>
    <style:style style:name="T2" style:family="text">
      <style:text-properties fo:font-variant="normal" fo:text-transform="none" style:use-window-font-color="true" loext:opacity="0%" style:text-position="0% 100%" fo:letter-spacing="normal" fo:font-weight="normal" officeooo:rsid="02ada81e" style:font-size-asian="10pt" style:font-name-complex="Times New Roman5" style:font-size-complex="10pt"/>
    </style:style>
    <style:style style:name="T3" style:family="text">
      <style:text-properties fo:font-variant="normal" fo:text-transform="none" style:text-position="0% 100%" fo:letter-spacing="normal" fo:font-weight="normal" officeooo:rsid="0251f225" style:font-name-asian="OpenSymbol" style:font-size-asian="9pt" style:font-style-asian="normal" style:font-name-complex="OpenSymbol" style:font-size-complex="9pt" style:font-style-complex="normal"/>
    </style:style>
    <style:style style:name="T4" style:family="text">
      <style:text-properties style:text-position="0% 100%" fo:font-size="9pt" officeooo:rsid="0251f225" style:font-name-asian="OpenSymbol" style:font-size-asian="9pt" style:font-style-asian="normal" style:font-name-complex="OpenSymbol" style:font-size-complex="9pt" style:font-style-complex="normal"/>
    </style:style>
    <style:style style:name="T5" style:family="text">
      <style:text-properties style:text-position="0% 100%" officeooo:rsid="0251f225" style:font-name-asian="OpenSymbol" style:font-size-asian="9pt" style:font-style-asian="normal" style:font-name-complex="OpenSymbol" style:font-size-complex="9pt" style:font-style-complex="normal"/>
    </style:style>
    <style:style style:name="T6" style:family="text">
      <style:text-properties style:use-window-font-color="true" loext:opacity="0%" fo:font-size="9pt" officeooo:rsid="02562b67" style:font-size-asian="7.84999990463257pt" style:font-size-complex="9pt"/>
    </style:style>
    <style:style style:name="T7" style:family="text">
      <style:text-properties style:use-window-font-color="true" loext:opacity="0%" fo:font-size="10pt" style:font-size-asian="10pt" style:font-size-complex="10pt"/>
    </style:style>
    <style:style style:name="T8" style:family="text">
      <style:text-properties style:use-window-font-color="true" loext:opacity="0%" fo:font-size="10pt" officeooo:rsid="026ff6be" style:font-size-asian="10pt" style:font-size-complex="10pt"/>
    </style:style>
    <style:style style:name="T9" style:family="text">
      <style:text-properties style:use-window-font-color="true" loext:opacity="0%" fo:font-size="10pt" officeooo:rsid="029e5274" style:font-size-asian="10pt" style:font-size-complex="10pt"/>
    </style:style>
    <style:style style:name="T10" style:family="text">
      <style:text-properties style:use-window-font-color="true" loext:opacity="0%" officeooo:rsid="02ada81e" style:font-size-asian="10pt" style:font-size-complex="10pt"/>
    </style:style>
    <style:style style:name="T11" style:family="text">
      <style:text-properties style:use-window-font-color="true" loext:opacity="0%" officeooo:rsid="02562b67" style:font-size-asian="10pt" style:font-size-complex="10pt"/>
    </style:style>
    <style:style style:name="T12" style:family="text">
      <style:text-properties style:use-window-font-color="true" loext:opacity="0%" officeooo:rsid="02702dc7" style:font-size-asian="10pt" style:font-size-complex="10pt"/>
    </style:style>
    <style:style style:name="T13" style:family="text">
      <style:text-properties style:use-window-font-color="true" loext:opacity="0%" officeooo:rsid="02ada81e" style:font-size-asian="7.84999990463257pt" style:font-size-complex="9pt"/>
    </style:style>
    <style:style style:name="T14" style:family="text">
      <style:text-properties style:use-window-font-color="true" loext:opacity="0%" officeooo:rsid="02562b67" style:font-size-asian="7.84999990463257pt" style:font-size-complex="9pt"/>
    </style:style>
    <style:style style:name="T15" style:family="text">
      <style:text-properties style:use-window-font-color="true" loext:opacity="0%" officeooo:rsid="02b32575" style:font-size-asian="7.84999990463257pt" style:font-size-complex="9pt"/>
    </style:style>
    <style:style style:name="T16" style:family="text">
      <style:text-properties style:use-window-font-color="true" loext:opacity="0%" officeooo:rsid="02a9f031" style:font-size-asian="7.84999990463257pt" style:font-size-complex="9pt"/>
    </style:style>
    <style:style style:name="T17" style:family="text">
      <style:text-properties style:use-window-font-color="true" loext:opacity="0%" officeooo:rsid="0283828b" style:font-size-asian="7.84999990463257pt" style:font-size-complex="9pt"/>
    </style:style>
    <style:style style:name="T18" style:family="text">
      <style:text-properties style:use-window-font-color="true" loext:opacity="0%" officeooo:rsid="0321f383" style:font-size-asian="7.84999990463257pt" style:font-size-complex="9pt"/>
    </style:style>
    <style:style style:name="T19" style:family="text">
      <style:text-properties style:use-window-font-color="true" loext:opacity="0%" officeooo:rsid="02ada81e" style:font-size-asian="9pt" style:font-size-complex="9pt"/>
    </style:style>
    <style:style style:name="T20" style:family="text">
      <style:text-properties style:use-window-font-color="true" loext:opacity="0%" officeooo:rsid="02702dc7" style:font-size-asian="9pt" style:font-size-complex="9pt"/>
    </style:style>
    <style:style style:name="T21" style:family="text">
      <style:text-properties style:use-window-font-color="true" loext:opacity="0%" fo:font-weight="normal" officeooo:rsid="02f824be" fo:background-color="transparent" loext:char-shading-value="0" style:font-size-asian="7.84999990463257pt" style:font-size-complex="9pt"/>
    </style:style>
    <style:style style:name="T22" style:family="text">
      <style:text-properties style:use-window-font-color="true" loext:opacity="0%" fo:font-weight="normal" officeooo:rsid="02a9f031" fo:background-color="transparent" loext:char-shading-value="0" style:font-size-asian="7.84999990463257pt" style:font-size-complex="9pt"/>
    </style:style>
    <style:style style:name="T23" style:family="text">
      <style:text-properties style:use-window-font-color="true" loext:opacity="0%" fo:font-weight="normal" officeooo:rsid="02b32575" fo:background-color="transparent" loext:char-shading-value="0" style:font-size-asian="7.84999990463257pt" style:font-size-complex="9pt"/>
    </style:style>
    <style:style style:name="T24" style:family="text">
      <style:text-properties style:use-window-font-color="true" loext:opacity="0%" officeooo:rsid="02a68514" fo:background-color="transparent" loext:char-shading-value="0" style:font-size-asian="9pt" style:font-size-complex="9pt"/>
    </style:style>
    <style:style style:name="T25" style:family="text">
      <style:text-properties style:use-window-font-color="true" loext:opacity="0%" officeooo:rsid="02f824be" fo:background-color="transparent" loext:char-shading-value="0" style:font-size-asian="7.84999990463257pt" style:font-size-complex="9pt"/>
    </style:style>
    <style:style style:name="T26" style:family="text">
      <style:text-properties style:use-window-font-color="true" loext:opacity="0%" officeooo:rsid="02a9f031" fo:background-color="transparent" loext:char-shading-value="0" style:font-size-asian="7.84999990463257pt" style:font-size-complex="9pt"/>
    </style:style>
    <style:style style:name="T27" style:family="text">
      <style:text-properties style:use-window-font-color="true" loext:opacity="0%" officeooo:rsid="02b32575" fo:background-color="transparent" loext:char-shading-value="0" style:font-size-asian="7.84999990463257pt" style:font-size-complex="9pt"/>
    </style:style>
    <style:style style:name="T28" style:family="text">
      <style:text-properties style:use-window-font-color="true" loext:opacity="0%" style:font-name="Bitstream Vera Sans3" fo:font-size="10pt" fo:font-style="normal" officeooo:rsid="0321f383" style:font-size-asian="7.84999990463257pt" style:font-size-complex="9pt"/>
    </style:style>
    <style:style style:name="T29" style:family="text">
      <style:text-properties fo:font-size="9pt" fo:font-style="normal" officeooo:rsid="02552a41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officeooo:rsid="0252bf36"/>
    </style:style>
    <style:style style:name="T32" style:family="text">
      <style:text-properties officeooo:rsid="001e4d5e"/>
    </style:style>
    <style:style style:name="T33" style:family="text">
      <style:text-properties officeooo:rsid="02a5f8cc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2552a41" style:font-size-asian="10pt" style:font-size-complex="10pt"/>
    </style:style>
    <style:style style:name="T36" style:family="text">
      <style:text-properties fo:font-size="10pt" fo:font-style="normal" officeooo:rsid="02552a41" style:font-size-asian="10pt" style:font-size-complex="10pt"/>
    </style:style>
    <style:style style:name="T37" style:family="text">
      <style:text-properties fo:color="#000000" loext:opacity="100%" style:font-name="Bitstream Vera Sans3" fo:font-size="10pt" fo:font-style="normal" fo:font-weight="normal" officeooo:rsid="02fd629b"/>
    </style:style>
    <style:style style:name="T38" style:family="text">
      <style:text-properties fo:color="#000000" loext:opacity="100%" style:font-name="Bitstream Vera Sans3" fo:font-size="10pt" fo:font-style="normal" fo:font-weight="normal" officeooo:rsid="0321f383"/>
    </style:style>
    <style:style style:name="T39" style:family="text">
      <style:text-properties fo:color="#000000" loext:opacity="100%" style:font-name="Bitstream Vera Sans3" fo:font-size="10pt" fo:font-style="normal" style:text-underline-style="solid" style:text-underline-width="auto" style:text-underline-color="font-color" fo:font-weight="bold" officeooo:rsid="0321f383" style:font-weight-asian="bold" style:font-weight-complex="bold"/>
    </style:style>
    <style:style style:name="T40" style:family="text">
      <style:text-properties fo:color="#000000" loext:opacity="100%" style:font-name="Bitstream Vera Sans3" fo:font-size="10pt" fo:font-style="normal" style:text-underline-style="solid" style:text-underline-width="auto" style:text-underline-color="font-color" fo:font-weight="bold" officeooo:rsid="03231af3" style:font-weight-asian="bold" style:font-weight-complex="bold"/>
    </style:style>
    <style:style style:name="T41" style:family="text">
      <style:text-properties officeooo:rsid="02fb19f5"/>
    </style:style>
    <style:style style:name="T42" style:family="text">
      <style:text-properties officeooo:rsid="02fbbf24"/>
    </style:style>
    <style:style style:name="T43" style:family="text">
      <style:text-properties fo:color="#b2b2b2" loext:opacity="100%" officeooo:rsid="02fbbf24"/>
    </style:style>
    <style:style style:name="T44" style:family="text">
      <style:text-properties fo:font-weight="bold" officeooo:rsid="02fb19f5" style:font-weight-asian="bold" style:font-weight-complex="bold"/>
    </style:style>
    <style:style style:name="T45" style:family="text">
      <style:text-properties fo:font-weight="bold" officeooo:rsid="02fd629b" style:font-weight-asian="bold" style:font-weight-complex="bold"/>
    </style:style>
    <style:style style:name="T46" style:family="text">
      <style:text-properties officeooo:rsid="02fd629b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321f383" style:font-weight-asian="bold" style:font-weight-complex="bold"/>
    </style:style>
    <style:style style:name="T49" style:family="text">
      <style:text-properties style:font-size-asian="10pt" style:font-size-complex="10pt"/>
    </style:style>
    <style:style style:name="T50" style:family="text">
      <style:text-properties style:font-size-asian="9pt" style:font-size-complex="9pt"/>
    </style:style>
    <style:style style:name="T51" style:family="text">
      <style:text-properties officeooo:rsid="02702dc7" style:font-size-asian="9pt" style:font-size-complex="9pt"/>
    </style:style>
    <style:style style:name="T5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language="fr" fo:country="FR" fo:font-style="italic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0.986cm" fo:min-width="3.05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a9ce7b" draw:textarea-horizontal-align="justify" draw:textarea-vertical-align="middle" draw:auto-grow-height="false" fo:min-height="0.982cm" fo:min-width="3.06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84b04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b47804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24cm" draw:marker-start-center="false" draw:marker-end="" draw:marker-end-width="0.24cm" draw:marker-end-center="false" draw:fill="solid" draw:fill-color="#ffff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24cm" draw:marker-start-center="false" draw:marker-end="" draw:marker-end-width="0.24cm" draw:marker-end-center="false" draw:fill="solid" draw:fill-color="#fffff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1.164cm" fo:min-width="3.05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a9ce7b" draw:textarea-horizontal-align="justify" draw:textarea-vertical-align="middle" draw:auto-grow-height="false" fo:min-height="1.164cm" fo:min-width="3.07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draw:stroke-dash="Dashed_20__28_var_29__20_669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ed_20__28_var_29__20_669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none" draw:stroke-dash="Dashed_20__28_var_29__20_434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cm" fo:min-width="0.28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" style:family="graphic">
      <style:graphic-properties draw:stroke="none" draw:stroke-dash="Dashed_20__28_var_29__20_437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2cm" fo:min-width="0.2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" style:family="graphic">
      <style:graphic-properties draw:stroke="none" draw:stroke-dash="Dashed_20__28_var_29__20_438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cm" fo:min-width="0.25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" style:family="graphic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style:run-through="foreground"/>
    </style:style>
    <style:style style:name="gr2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1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draw:stroke-dash="Dashed_20__28_var_29__20_2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solid" draw:stroke-dash="Dashed_20__28_var_29__20_2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40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solid" draw:stroke-dash="Dashed_20__28_var_29__20_670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670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none" draw:stroke-dash="Dashed_20__28_var_29__20_449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3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4" style:family="graphic">
      <style:graphic-properties draw:stroke="none" draw:stroke-dash="Dashed_20__28_var_29__20_450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" style:family="graphic">
      <style:graphic-properties draw:stroke="none" draw:stroke-dash="Dashed_20__28_var_29__20_451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6" style:family="graphic">
      <style:graphic-properties draw:stroke="solid" draw:stroke-dash="Dashed_20__28_var_29__20_671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671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none" draw:stroke-dash="Dashed_20__28_var_29__20_452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" style:family="graphic">
      <style:graphic-properties draw:stroke="none" draw:stroke-dash="Dashed_20__28_var_29__20_453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6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0" style:family="graphic">
      <style:graphic-properties draw:stroke="none" draw:stroke-dash="Dashed_20__28_var_29__20_454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8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670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670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none" draw:stroke-dash="Dashed_20__28_var_29__20_435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5" style:family="graphic">
      <style:graphic-properties draw:stroke="none" draw:stroke-dash="Dashed_20__28_var_29__20_436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3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6" style:family="graphic">
      <style:graphic-properties draw:stroke="none" draw:stroke-dash="Dashed_20__28_var_29__20_439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3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7" style:family="graphic">
      <style:graphic-properties draw:stroke="solid" draw:stroke-dash="Dashed_20__28_var_29__20_670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670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none" draw:stroke-dash="Dashed_20__28_var_29__20_440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3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0" style:family="graphic">
      <style:graphic-properties draw:stroke="none" draw:stroke-dash="Dashed_20__28_var_29__20_441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1" style:family="graphic">
      <style:graphic-properties draw:stroke="none" draw:stroke-dash="Dashed_20__28_var_29__20_442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2" style:family="graphic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solid" draw:stroke-dash="Dashed_20__28_var_29__20_669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669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none" draw:stroke-dash="Dashed_20__28_var_29__20_427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6" style:family="graphic">
      <style:graphic-properties draw:stroke="none" draw:stroke-dash="Dashed_20__28_var_29__20_443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7" style:family="graphic">
      <style:graphic-properties draw:stroke="none" draw:stroke-dash="Dashed_20__28_var_29__20_444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8" style:family="graphic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" style:family="graphic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solid" draw:stroke-dash="Dashed_20__28_var_29__20_670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670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none" draw:stroke-dash="Dashed_20__28_var_29__20_431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3" style:family="graphic">
      <style:graphic-properties draw:stroke="none" draw:stroke-dash="Dashed_20__28_var_29__20_432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4" style:family="graphic">
      <style:graphic-properties draw:stroke="none" draw:stroke-dash="Dashed_20__28_var_29__20_433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5" style:family="graphic">
      <style:graphic-properties draw:stroke="none" draw:stroke-dash="Dashed_20__28_var_29__20_430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6" style:family="graphic">
      <style:graphic-properties draw:stroke="none" draw:stroke-dash="Dashed_20__28_var_29__20_429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7" style:family="graphic">
      <style:graphic-properties draw:stroke="none" draw:stroke-dash="Dashed_20__28_var_29__20_428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8" style:family="graphic">
      <style:graphic-properties draw:stroke="solid" draw:stroke-dash="Dashed_20__28_var_29__20_670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draw:stroke="solid" draw:stroke-dash="Dashed_20__28_var_29__20_670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a9ce7b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669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solid" draw:stroke-dash="Dashed_20__28_var_29__20_31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none" draw:stroke-dash="Dashed_20__28_var_29__20_669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4" style:family="graphic">
      <style:graphic-properties draw:stroke="none" draw:stroke-dash="Dashed_20__28_var_29__20_31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04cm" fo:min-width="0.21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5" style:family="graphic">
      <style:graphic-properties draw:stroke="none" draw:stroke-dash="Dashed_20__28_var_29__20_669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04cm" fo:min-width="0.18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6" style:family="graphic">
      <style:graphic-properties draw:stroke="solid" draw:stroke-dash="Dashed_20__28_var_29__20_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ed_20__28_var_29__20_3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none" draw:stroke-dash="Dashed_20__28_var_29__20_3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9" style:family="graphic">
      <style:graphic-properties draw:stroke="none" draw:stroke-dash="Dashed_20__28_var_29__20_3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0" style:family="graphic">
      <style:graphic-properties draw:stroke="none" draw:stroke-dash="Dashed_20__28_var_29__20_3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1" style:family="graphic">
      <style:graphic-properties draw:stroke="solid" draw:stroke-dash="Dashed_20__28_var_29__20_2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2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4" style:family="graphic">
      <style:graphic-properties draw:stroke="none" draw:stroke-dash="Dashed_20__28_var_29__20_2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5" style:family="graphic">
      <style:graphic-properties draw:stroke="none" draw:stroke-dash="Dashed_20__28_var_29__20_30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6" style:family="graphic">
      <style:graphic-properties draw:stroke="none" draw:stroke-dash="Dashed_20__28_var_29__20_30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7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79cm" fo:min-width="1.72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8" style:family="graphic">
      <style:graphic-properties draw:stroke="solid" draw:stroke-dash="Dashed_20__28_var_29__20_2" svg:stroke-width="0.019cm" svg:stroke-color="#000000" draw:marker-start="" draw:marker-start-width="0.24cm" draw:marker-start-center="false" draw:marker-end="" draw:marker-end-width="0.24cm" draw:marker-end-center="false" draw:fill="solid" draw:fill-color="#729fc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9" style:family="graphic">
      <style:graphic-properties draw:stroke="solid" draw:stroke-dash="Dashed_20__28_var_29__20_2" svg:stroke-width="0.019cm" svg:stroke-color="#000000" draw:marker-start="" draw:marker-start-width="0.24cm" draw:marker-start-center="false" draw:marker-end="" draw:marker-end-width="0.24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0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51cm" fo:min-width="1.7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2" style:family="graphic">
      <style:graphic-properties draw:stroke="solid" draw:stroke-dash="Dashed_20__28_var_29__20_2" svg:stroke-width="0.019cm" svg:stroke-color="#999999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3" style:family="graphic">
      <style:graphic-properties draw:stroke="solid" draw:stroke-dash="Dashed_20__28_var_29__20_2" svg:stroke-width="0.011cm" svg:stroke-color="#999999" draw:marker-start="" draw:marker-start-width="0.22cm" draw:marker-start-center="false" draw:marker-end="" draw:marker-end-width="0.22cm" draw:marker-end-center="false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04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stroke-linejoin="non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5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487cm" fo:min-width="1.235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8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485cm" fo:min-width="1.236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487cm" fo:min-width="1.236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0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485cm" fo:min-width="1.235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492cm" fo:min-width="1.236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2" style:family="graphic">
      <style:graphic-properties svg:stroke-width="0.06cm" svg:stroke-color="#2a6099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3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4" style:family="graphic">
      <style:graphic-properties draw:stroke="none" draw:fill="solid" draw:fill-color="#2a609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5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868cm" fo:min-width="1.617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6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2.007cm" fo:min-width="1.757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7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76cm" fo:min-width="1.72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8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28cm" fo:min-width="1.67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9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54cm" fo:min-width="1.702cm" fo:padding-top="0.15cm" fo:padding-bottom="0.15cm" fo:padding-left="0.275cm" fo:padding-right="0.27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6436692" text:style-name="_5f_Numérotation_20_des_20_exercices_20_livrets">
        <text:list-item>
          <text:h text:style-name="P31" text:outline-level="1"><text:soft-page-break/><text:span text:style-name="_5f_livret"><text:s/>Compare l’ouverture des deux portes :</text:span></text:h>
        </text:list-item>
      </text:list>
      <text:p text:style-name="_5f_Paragraphe_20_livret_20_"><draw:g text:anchor-type="char" draw:z-index="48" draw:name="Shape12_0" draw:style-name="gr1"><draw:line draw:style-name="gr2" draw:text-style-name="P33" svg:x1="0.619cm" svg:y1="4.039cm" svg:x2="0.619cm" svg:y2="4.214cm"><text:p/></draw:line><draw:line draw:style-name="gr2" draw:text-style-name="P33" svg:x1="0.794cm" svg:y1="4.039cm" svg:x2="0.619cm" svg:y2="4.039cm"><text:p/></draw:line><draw:line draw:style-name="gr2" draw:text-style-name="P33" svg:x1="0.794cm" svg:y1="4.035cm" svg:x2="0.794cm" svg:y2="-0.158cm"><text:p/></draw:line><draw:line draw:style-name="gr2" draw:text-style-name="P33" svg:x1="3.415cm" svg:y1="-0.158cm" svg:x2="0.794cm" svg:y2="-0.158cm"><text:p/></draw:line><draw:line draw:style-name="gr2" draw:text-style-name="P33" svg:x1="3.414cm" svg:y1="-0.158cm" svg:x2="3.414cm" svg:y2="4.035cm"><text:p/></draw:line><draw:line draw:style-name="gr2" draw:text-style-name="P33" svg:x1="3.589cm" svg:y1="4.039cm" svg:x2="3.414cm" svg:y2="4.039cm"><text:p/></draw:line><draw:line draw:style-name="gr2" draw:text-style-name="P33" svg:x1="3.588cm" svg:y1="4.039cm" svg:x2="3.588cm" svg:y2="4.214cm"><text:p/></draw:line><draw:line draw:style-name="gr2" draw:text-style-name="P33" svg:x1="0.881cm" svg:y1="4.21cm" svg:x2="0.619cm" svg:y2="4.21cm"><text:p/></draw:line><draw:line draw:style-name="gr2" draw:text-style-name="P33" svg:x1="0.881cm" svg:y1="4.21cm" svg:x2="0.881cm" svg:y2="-0.071cm"><text:p/></draw:line><draw:line draw:style-name="gr2" draw:text-style-name="P33" svg:x1="3.327cm" svg:y1="-0.071cm" svg:x2="0.881cm" svg:y2="-0.071cm"><text:p/></draw:line><draw:line draw:style-name="gr2" draw:text-style-name="P33" svg:x1="3.329cm" svg:y1="4.21cm" svg:x2="3.329cm" svg:y2="-0.071cm"><text:p/></draw:line><draw:line draw:style-name="gr2" draw:text-style-name="P33" svg:x1="3.591cm" svg:y1="4.21cm" svg:x2="3.329cm" svg:y2="4.21cm"><text:p/></draw:line><draw:custom-shape draw:style-name="gr3" draw:text-style-name="P34" svg:width="4.968cm" svg:height="1.749cm" draw:transform="rotate (-1.5707963267949) translate (2.71286111111111cm -0.100541666666667cm)"><text:p/><draw:enhanced-geometry svg:viewBox="0 0 21600 21600" draw:glue-points="?f6 0 10800 ?f8 ?f11 10800 ?f9 21600 10800 ?f10 ?f5 10800" draw:text-areas="?f3 ?f3 ?f4 ?f4" draw:type="parallelogram" draw:modifiers="2997.4805038992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4" draw:text-style-name="P35" svg:width="4.98cm" svg:height="1.745cm" draw:transform="rotate (-1.5707963267949) translate (2.62995833333333cm -0.0705555555555556cm)"><text:p/><draw:enhanced-geometry svg:viewBox="0 0 21600 21600" draw:glue-points="?f6 0 10800 ?f8 ?f11 10800 ?f9 21600 10800 ?f10 ?f5 10800" draw:text-areas="?f3 ?f3 ?f4 ?f4" draw:type="parallelogram" draw:modifiers="2997.4805038992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2" draw:text-style-name="P33" svg:x1="2.715cm" svg:y1="0.628cm" svg:x2="2.628cm" svg:y2="0.628cm"><text:p/></draw:line><draw:polygon draw:style-name="gr5" draw:text-style-name="P34" svg:width="0.086cm" svg:height="4.315cm" svg:x="2.628cm" svg:y="0.594cm" svg:viewBox="0 0 87 4316" draw:points="87,0 0,36 0,4316 87,4281"><text:p/></draw:polygon><draw:polygon draw:style-name="gr6" draw:text-style-name="P36" svg:width="2.969cm" svg:height="4.367cm" svg:x="0.619cm" svg:y="-0.158cm" svg:viewBox="0 0 2970 4368" draw:points="0,4193 0,4368 262,4368 262,87 2708,87 2708,4368 2970,4368 2970,4193 2795,4193 2795,0 175,0 175,4193 175,4193"><text:p/></draw:polygon><draw:line draw:style-name="gr2" draw:text-style-name="P33" svg:x1="2.715cm" svg:y1="2.6cm" svg:x2="2.628cm" svg:y2="2.638cm"><text:p/></draw:line><draw:line draw:style-name="gr2" draw:text-style-name="P33" svg:x1="2.345cm" svg:y1="2.515cm" svg:x2="2.628cm" svg:y2="2.638cm"><text:p/></draw:line><draw:line draw:style-name="gr2" draw:text-style-name="P33" svg:x1="2.345cm" svg:y1="2.689cm" svg:x2="2.628cm" svg:y2="2.812cm"><text:p/></draw:line><draw:line draw:style-name="gr2" draw:text-style-name="P33" svg:x1="2.715cm" svg:y1="2.776cm" svg:x2="2.628cm" svg:y2="2.814cm"><text:p/></draw:line><draw:line draw:style-name="gr2" draw:text-style-name="P33" svg:x1="2.345cm" svg:y1="2.515cm" svg:x2="2.345cm" svg:y2="2.69cm"><text:p/></draw:line><draw:polygon draw:style-name="gr7" draw:text-style-name="P37" svg:width="0.436cm" svg:height="0.436cm" svg:x="2.283cm" svg:y="2.463cm" svg:viewBox="0 0 437 437" draw:points="349,140 0,0 0,289 349,437 437,390 437,76"><text:p/></draw:polygon><draw:line draw:style-name="gr2" draw:text-style-name="P33" svg:x1="2.628cm" svg:y1="2.552cm" svg:x2="2.628cm" svg:y2="2.901cm"><text:p/></draw:line><draw:custom-shape draw:style-name="gr8" draw:text-style-name="P38" svg:width="0.066cm" svg:height="0.087cm" svg:x="2.628cm" svg:y="2.725cm"><text:p/><draw:enhanced-geometry svg:viewBox="0 0 21600 21600" draw:type="rectangle" draw:enhanced-path="M 0 0 L 21600 0 21600 21600 0 21600 0 0 Z N"/></draw:custom-shape><draw:polygon draw:style-name="gr9" draw:text-style-name="P38" svg:width="0.065cm" svg:height="0.037cm" svg:x="2.628cm" svg:y="2.686cm" svg:viewBox="0 0 66 38" draw:points="65,38 66,0 0,38"><text:p/></draw:polygon><draw:line draw:style-name="gr2" draw:text-style-name="P33" svg:x1="7.961cm" svg:y1="4.039cm" svg:x2="7.961cm" svg:y2="4.214cm"><text:p/></draw:line><draw:line draw:style-name="gr2" draw:text-style-name="P33" svg:x1="7.782cm" svg:y1="4.039cm" svg:x2="7.957cm" svg:y2="4.039cm"><text:p/></draw:line><draw:line draw:style-name="gr2" draw:text-style-name="P33" svg:x1="7.782cm" svg:y1="4.035cm" svg:x2="7.782cm" svg:y2="-0.158cm"><text:p/></draw:line><draw:line draw:style-name="gr2" draw:text-style-name="P33" svg:x1="5.161cm" svg:y1="-0.158cm" svg:x2="7.782cm" svg:y2="-0.158cm"><text:p/></draw:line><draw:line draw:style-name="gr2" draw:text-style-name="P33" svg:x1="5.161cm" svg:y1="-0.158cm" svg:x2="5.161cm" svg:y2="4.035cm"><text:p/></draw:line><draw:line draw:style-name="gr2" draw:text-style-name="P33" svg:x1="4.985cm" svg:y1="4.039cm" svg:x2="5.16cm" svg:y2="4.039cm"><text:p/></draw:line><draw:line draw:style-name="gr2" draw:text-style-name="P33" svg:x1="4.985cm" svg:y1="4.039cm" svg:x2="4.985cm" svg:y2="4.214cm"><text:p/></draw:line><draw:line draw:style-name="gr2" draw:text-style-name="P33" svg:x1="7.695cm" svg:y1="4.21cm" svg:x2="7.957cm" svg:y2="4.21cm"><text:p/></draw:line><draw:line draw:style-name="gr2" draw:text-style-name="P33" svg:x1="7.695cm" svg:y1="4.21cm" svg:x2="7.695cm" svg:y2="-0.071cm"><text:p/></draw:line><draw:line draw:style-name="gr2" draw:text-style-name="P33" svg:x1="5.249cm" svg:y1="-0.071cm" svg:x2="7.695cm" svg:y2="-0.071cm"><text:p/></draw:line><draw:line draw:style-name="gr2" draw:text-style-name="P33" svg:x1="5.249cm" svg:y1="4.21cm" svg:x2="5.249cm" svg:y2="-0.071cm"><text:p/></draw:line><draw:line draw:style-name="gr2" draw:text-style-name="P33" svg:x1="4.985cm" svg:y1="4.21cm" svg:x2="5.247cm" svg:y2="4.21cm"><text:p/></draw:line><draw:custom-shape draw:style-name="gr10" draw:text-style-name="P34" svg:width="4.783cm" svg:height="1.923cm" draw:transform="rotate (-1.5707963267949) translate (7.60941666666667cm -0.0917222222222222cm)"><text:p/><draw:enhanced-geometry svg:viewBox="0 0 21600 21600" draw:mirror-horizontal="true" draw:glue-points="?f6 0 10800 ?f8 ?f11 10800 ?f9 21600 10800 ?f10 ?f5 10800" draw:text-areas="?f3 ?f3 ?f4 ?f4" draw:type="parallelogram" draw:modifiers="2296.0182424136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polygon draw:style-name="gr5" draw:text-style-name="P34" svg:width="0.086cm" svg:height="4.313cm" svg:x="5.687cm" svg:y="0.42cm" svg:viewBox="0 0 87 4314" draw:points="0,0 87,17 87,4314 0,4276"><text:p/></draw:polygon><draw:polygon draw:style-name="gr6" draw:text-style-name="P36" svg:width="2.969cm" svg:height="4.367cm" svg:x="4.985cm" svg:y="-0.158cm" svg:viewBox="0 0 2970 4368" draw:points="2970,4193 2970,4368 2708,4368 2708,87 262,87 262,4368 0,4368 0,4193 175,4193 175,0 2795,0 2795,4193 2795,4193"><text:p/></draw:polygon><draw:custom-shape draw:style-name="gr11" draw:text-style-name="P35" svg:width="4.806cm" svg:height="1.923cm" draw:transform="rotate (-1.5707963267949) translate (7.69408333333333cm -0.0705555555555556cm)"><text:p/><draw:enhanced-geometry svg:viewBox="0 0 21600 21600" draw:mirror-horizontal="true" draw:glue-points="?f6 0 10800 ?f8 ?f11 10800 ?f9 21600 10800 ?f10 ?f5 10800" draw:text-areas="?f3 ?f3 ?f4 ?f4" draw:type="parallelogram" draw:modifiers="2296.0182424136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2" draw:text-style-name="P33" svg:x1="5.687cm" svg:y1="2.687cm" svg:x2="5.774cm" svg:y2="2.725cm"><text:p/></draw:line><draw:line draw:style-name="gr2" draw:text-style-name="P33" svg:x1="6.056cm" svg:y1="2.6cm" svg:x2="5.773cm" svg:y2="2.723cm"><text:p/></draw:line><draw:line draw:style-name="gr2" draw:text-style-name="P33" svg:x1="6.056cm" svg:y1="2.776cm" svg:x2="5.773cm" svg:y2="2.899cm"><text:p/></draw:line><draw:line draw:style-name="gr2" draw:text-style-name="P33" svg:x1="5.687cm" svg:y1="2.861cm" svg:x2="5.774cm" svg:y2="2.899cm"><text:p/></draw:line><draw:line draw:style-name="gr2" draw:text-style-name="P33" svg:x1="6.056cm" svg:y1="2.6cm" svg:x2="6.056cm" svg:y2="2.775cm"><text:p/></draw:line><draw:polygon draw:style-name="gr7" draw:text-style-name="P37" svg:width="0.436cm" svg:height="0.436cm" svg:x="5.687cm" svg:y="2.552cm" svg:viewBox="0 0 437 437" draw:points="87,140 437,0 437,289 87,437 0,390 0,76"><text:p/></draw:polygon><draw:line draw:style-name="gr2" draw:text-style-name="P33" svg:x1="5.773cm" svg:y1="2.637cm" svg:x2="5.773cm" svg:y2="2.986cm"><text:p/></draw:line><draw:custom-shape draw:style-name="gr8" draw:text-style-name="P38" svg:width="0.064cm" svg:height="0.089cm" svg:x="5.708cm" svg:y="2.811cm"><text:p/><draw:enhanced-geometry svg:viewBox="0 0 21600 21600" draw:mirror-horizontal="true" draw:type="rectangle" draw:enhanced-path="M 0 0 L 21600 0 21600 21600 0 21600 0 0 Z N"/></draw:custom-shape><draw:polygon draw:style-name="gr9" draw:text-style-name="P38" svg:width="0.065cm" svg:height="0.037cm" svg:x="5.707cm" svg:y="2.776cm" svg:viewBox="0 0 66 38" draw:points="1,38 0,0 66,38"><text:p/></draw:polygon></draw:g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P3"><text:span text:style-name="Character_5f_20_5f_style"><text:span text:style-name="T5">………………………………………………………………….</text:span></text:span></text:p>
      <text:list xml:id="list225446782607118" text:continue-numbering="true" text:style-name="_5f_Numérotation_20_des_20_exercices_20_livrets">
        <text:list-item>
          <text:h text:style-name="_5f_Titre_20_d_27_exercices_20_livret_20_sans_20_titre_20_avec_20_num_20_exo" text:outline-level="1"><text:span text:style-name="_5f_livret"><text:s/>Le champ visuel est la portion d’espace que l’on peut voir devant soi en gardant les yeux im­mobiles. </text:span></text:h>
        </text:list-item>
      </text:list>
      <text:p text:style-name="_5f_Paragraphe_20_livret_20_"><text:span text:style-name="_5f_livret">Compare les différents angles coloriés, représen­tant </text:span><text:span text:style-name="_5f_livret"><text:span text:style-name="T31">ci-dessous </text:span></text:span><text:span text:style-name="_5f_livret">les champs de vision de l’homme et de quelques animaux :</text:span></text:p>
      <text:h text:style-name="P22" text:outline-level="1"><draw:g text:anchor-type="char" draw:z-index="9" draw:name="Shape13" draw:style-name="gr1"><draw:custom-shape draw:style-name="gr100" draw:text-style-name="P35" svg:width="2.251cm" svg:height="2.251cm" draw:transform="rotate (-0.64943701466709) translate (1.44638888888889cm 0.384527777777778cm)"><text:p/><draw:enhanced-geometry draw:glue-point-type="segments" draw:type="mso-spt100" draw:modifiers="-0.0997934936621598 105.38861417428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26"><draw:g draw:style-name="gr26"><draw:custom-shape draw:style-name="gr98" draw:text-style-name="P34" svg:width="0.17cm" svg:height="0.114cm" svg:x="1.436cm" svg:y="1.844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9" draw:text-style-name="P33" svg:x1="1.461cm" svg:y1="1.86cm" svg:x2="1.427cm" svg:y2="1.816cm"><text:p/></draw:line><draw:line draw:style-name="gr99" draw:text-style-name="P33" svg:x1="1.49cm" svg:y1="1.845cm" svg:x2="1.471cm" svg:y2="1.801cm"><text:p/></draw:line><draw:line draw:style-name="gr99" draw:text-style-name="P33" svg:x1="1.531cm" svg:y1="1.845cm" svg:x2="1.531cm" svg:y2="1.793cm"><text:p/></draw:line><draw:line draw:style-name="gr99" draw:text-style-name="P33" svg:x1="1.561cm" svg:y1="1.853cm" svg:x2="1.582cm" svg:y2="1.801cm"><text:p/></draw:line><draw:line draw:style-name="gr99" draw:text-style-name="P33" svg:x1="1.591cm" svg:y1="1.867cm" svg:x2="1.626cm" svg:y2="1.816cm"><text:p/></draw:line></draw:g><draw:g draw:style-name="gr26"><draw:g draw:style-name="gr26"><draw:line draw:style-name="gr99" draw:text-style-name="P33" svg:x1="1.778cm" svg:y1="1.845cm" svg:x2="1.778cm" svg:y2="1.793cm"><text:p/></draw:line><draw:g draw:style-name="gr26"><draw:custom-shape draw:style-name="gr98" draw:text-style-name="P34" svg:width="0.168cm" svg:height="0.114cm" svg:x="1.692cm" svg:y="1.847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9" draw:text-style-name="P33" svg:x1="1.715cm" svg:y1="1.863cm" svg:x2="1.681cm" svg:y2="1.819cm"><text:p/></draw:line><draw:line draw:style-name="gr99" draw:text-style-name="P33" svg:x1="1.747cm" svg:y1="1.845cm" svg:x2="1.728cm" svg:y2="1.801cm"><text:p/></draw:line><draw:line draw:style-name="gr99" draw:text-style-name="P33" svg:x1="1.815cm" svg:y1="1.853cm" svg:x2="1.836cm" svg:y2="1.801cm"><text:p/></draw:line><draw:line draw:style-name="gr99" draw:text-style-name="P33" svg:x1="1.845cm" svg:y1="1.87cm" svg:x2="1.88cm" svg:y2="1.819cm"><text:p/></draw:line></draw:g></draw:g></draw:g></draw:g></draw:g><draw:g text:anchor-type="char" draw:z-index="10" draw:name="Shape14" draw:style-name="gr1"><draw:custom-shape draw:style-name="gr97" draw:text-style-name="P35" svg:width="2.28cm" svg:height="2.28cm" draw:transform="skewX (0.000698131700797707) rotate (-2.0301669859198) translate (6.26886111111111cm 1.32291666666667cm)"><text:p/><draw:enhanced-geometry draw:glue-point-type="segments" draw:type="mso-spt100" draw:modifiers="-37.2637060787863 -16.668639649505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26"><draw:g draw:style-name="gr26"><draw:custom-shape draw:style-name="gr98" draw:text-style-name="P34" svg:width="0.168cm" svg:height="0.117cm" svg:x="4.529cm" svg:y="1.725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9" draw:text-style-name="P33" svg:x1="4.554cm" svg:y1="1.745cm" svg:x2="4.519cm" svg:y2="1.701cm"><text:p/></draw:line><draw:line draw:style-name="gr99" draw:text-style-name="P33" svg:x1="4.584cm" svg:y1="1.725cm" svg:x2="4.565cm" svg:y2="1.681cm"><text:p/></draw:line><draw:line draw:style-name="gr99" draw:text-style-name="P33" svg:x1="4.623cm" svg:y1="1.725cm" svg:x2="4.623cm" svg:y2="1.673cm"><text:p/></draw:line><draw:line draw:style-name="gr99" draw:text-style-name="P33" svg:x1="4.654cm" svg:y1="1.733cm" svg:x2="4.676cm" svg:y2="1.681cm"><text:p/></draw:line><draw:line draw:style-name="gr99" draw:text-style-name="P33" svg:x1="4.684cm" svg:y1="1.752cm" svg:x2="4.719cm" svg:y2="1.701cm"><text:p/></draw:line></draw:g><draw:g draw:style-name="gr26"><draw:g draw:style-name="gr26"><draw:line draw:style-name="gr99" draw:text-style-name="P33" svg:x1="4.877cm" svg:y1="1.725cm" svg:x2="4.877cm" svg:y2="1.673cm"><text:p/></draw:line><draw:g draw:style-name="gr26"><draw:custom-shape draw:style-name="gr98" draw:text-style-name="P34" svg:width="0.17cm" svg:height="0.114cm" svg:x="4.787cm" svg:y="1.72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9" draw:text-style-name="P33" svg:x1="4.813cm" svg:y1="1.747cm" svg:x2="4.778cm" svg:y2="1.703cm"><text:p/></draw:line><draw:line draw:style-name="gr99" draw:text-style-name="P33" svg:x1="4.843cm" svg:y1="1.725cm" svg:x2="4.824cm" svg:y2="1.681cm"><text:p/></draw:line><draw:line draw:style-name="gr99" draw:text-style-name="P33" svg:x1="4.913cm" svg:y1="1.733cm" svg:x2="4.935cm" svg:y2="1.681cm"><text:p/></draw:line><draw:line draw:style-name="gr99" draw:text-style-name="P33" svg:x1="4.942cm" svg:y1="1.754cm" svg:x2="4.977cm" svg:y2="1.703cm"><text:p/></draw:line></draw:g></draw:g></draw:g></draw:g></draw:g><draw:g text:anchor-type="char" draw:z-index="0" draw:name="Shape15" draw:style-name="gr1"><draw:custom-shape draw:style-name="gr119" draw:text-style-name="P35" svg:width="2.253cm" svg:height="2.255cm" draw:transform="rotate (-1.8470819473856) translate (9.00465277777778cm 1.38818055555556cm)"><text:p/><draw:enhanced-geometry draw:glue-point-type="segments" draw:type="mso-spt100" draw:modifiers="-115.808811910967 83.047042531826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26"><draw:g draw:style-name="gr26"><draw:custom-shape draw:style-name="gr98" draw:text-style-name="P34" svg:width="0.168cm" svg:height="0.114cm" svg:x="7.383cm" svg:y="2.28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9" draw:text-style-name="P33" svg:x1="7.408cm" svg:y1="2.307cm" svg:x2="7.374cm" svg:y2="2.263cm"><text:p/></draw:line><draw:line draw:style-name="gr99" draw:text-style-name="P33" svg:x1="7.438cm" svg:y1="2.287cm" svg:x2="7.419cm" svg:y2="2.243cm"><text:p/></draw:line><draw:line draw:style-name="gr99" draw:text-style-name="P33" svg:x1="7.476cm" svg:y1="2.287cm" svg:x2="7.476cm" svg:y2="2.235cm"><text:p/></draw:line><draw:line draw:style-name="gr99" draw:text-style-name="P33" svg:x1="7.508cm" svg:y1="2.295cm" svg:x2="7.529cm" svg:y2="2.243cm"><text:p/></draw:line><draw:line draw:style-name="gr99" draw:text-style-name="P33" svg:x1="7.537cm" svg:y1="2.314cm" svg:x2="7.572cm" svg:y2="2.263cm"><text:p/></draw:line></draw:g><draw:g draw:style-name="gr26"><draw:g draw:style-name="gr26"><draw:line draw:style-name="gr99" draw:text-style-name="P33" svg:x1="7.726cm" svg:y1="2.289cm" svg:x2="7.726cm" svg:y2="2.237cm"><text:p/></draw:line><draw:g draw:style-name="gr26"><draw:custom-shape draw:style-name="gr98" draw:text-style-name="P34" svg:width="0.172cm" svg:height="0.115cm" svg:x="7.636cm" svg:y="2.28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9" draw:text-style-name="P33" svg:x1="7.663cm" svg:y1="2.307cm" svg:x2="7.629cm" svg:y2="2.263cm"><text:p/></draw:line><draw:line draw:style-name="gr99" draw:text-style-name="P33" svg:x1="7.692cm" svg:y1="2.292cm" svg:x2="7.673cm" svg:y2="2.248cm"><text:p/></draw:line><draw:line draw:style-name="gr99" draw:text-style-name="P33" svg:x1="7.763cm" svg:y1="2.3cm" svg:x2="7.784cm" svg:y2="2.248cm"><text:p/></draw:line><draw:line draw:style-name="gr99" draw:text-style-name="P33" svg:x1="7.792cm" svg:y1="2.314cm" svg:x2="7.827cm" svg:y2="2.263cm"><text:p/></draw:line></draw:g></draw:g></draw:g></draw:g></draw:g></text:h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><text:span text:style-name="_5f_Numéros_20_exercices_20_livret"/></text:p>
      <text:p text:style-name="P16">Chien <text:tab/><text:tab/> <text:s text:c="3"/>Cheval <text:tab/> <text:s text:c="5"/>Hibou</text:p>
      <text:p text:style-name="_5f_Paragraphe_20_livret_20_"><draw:g text:anchor-type="char" draw:z-index="3" draw:name="Shape18" draw:style-name="gr1"><draw:custom-shape draw:style-name="gr116" draw:text-style-name="P35" svg:width="2.308cm" svg:height="2.308cm" draw:transform="rotate (-2.97002678811875) translate (8.31673611111111cm 2.49766666666667cm)"><text:p/><draw:enhanced-geometry draw:glue-point-type="segments" draw:type="mso-spt100" draw:modifiers="-78.9788424101405 -78.60587512059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26"><draw:g draw:style-name="gr26"><draw:custom-shape draw:style-name="gr98" draw:text-style-name="P34" svg:width="0.174cm" svg:height="0.115cm" svg:x="6.752cm" svg:y="1.427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9" draw:text-style-name="P33" svg:x1="6.78cm" svg:y1="1.444cm" svg:x2="6.745cm" svg:y2="1.399cm"><text:p/></draw:line><draw:line draw:style-name="gr99" draw:text-style-name="P33" svg:x1="6.81cm" svg:y1="1.427cm" svg:x2="6.791cm" svg:y2="1.382cm"><text:p/></draw:line><draw:line draw:style-name="gr99" draw:text-style-name="P33" svg:x1="6.849cm" svg:y1="1.427cm" svg:x2="6.849cm" svg:y2="1.374cm"><text:p/></draw:line><draw:line draw:style-name="gr99" draw:text-style-name="P33" svg:x1="6.88cm" svg:y1="1.435cm" svg:x2="6.902cm" svg:y2="1.382cm"><text:p/></draw:line><draw:line draw:style-name="gr99" draw:text-style-name="P33" svg:x1="6.916cm" svg:y1="1.451cm" svg:x2="6.952cm" svg:y2="1.399cm"><text:p/></draw:line></draw:g><draw:g draw:style-name="gr26"><draw:g draw:style-name="gr26"><draw:line draw:style-name="gr99" draw:text-style-name="P33" svg:x1="7.112cm" svg:y1="1.428cm" svg:x2="7.112cm" svg:y2="1.375cm"><text:p/></draw:line><draw:g draw:style-name="gr26"><draw:custom-shape draw:style-name="gr98" draw:text-style-name="P34" svg:width="0.174cm" svg:height="0.115cm" svg:x="7.015cm" svg:y="1.429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9" draw:text-style-name="P33" svg:x1="7.041cm" svg:y1="1.446cm" svg:x2="7.006cm" svg:y2="1.401cm"><text:p/></draw:line><draw:line draw:style-name="gr99" draw:text-style-name="P33" svg:x1="7.071cm" svg:y1="1.428cm" svg:x2="7.052cm" svg:y2="1.383cm"><text:p/></draw:line><draw:line draw:style-name="gr99" draw:text-style-name="P33" svg:x1="7.141cm" svg:y1="1.436cm" svg:x2="7.163cm" svg:y2="1.383cm"><text:p/></draw:line><draw:line draw:style-name="gr99" draw:text-style-name="P33" svg:x1="7.171cm" svg:y1="1.453cm" svg:x2="7.207cm" svg:y2="1.401cm"><text:p/></draw:line></draw:g></draw:g></draw:g></draw:g></draw:g></text:p>
      <text:p text:style-name="_5f_Paragraphe_20_livret_20_"><draw:g text:anchor-type="char" draw:z-index="2" draw:name="Shape17" draw:style-name="gr1"><draw:custom-shape draw:style-name="gr117" draw:text-style-name="P35" svg:width="2.274cm" svg:height="2.276cm" draw:transform="rotate (-2.97002678811875) translate (5.62327777777778cm 2.2225cm)"><text:p/><draw:enhanced-geometry draw:glue-point-type="segments" draw:type="mso-spt100" draw:modifiers="-114.718264889907 -44.167364226560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26"><draw:g draw:style-name="gr26"><draw:custom-shape draw:style-name="gr98" draw:text-style-name="P34" svg:width="0.17cm" svg:height="0.115cm" svg:x="4.076cm" svg:y="1.142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9" draw:text-style-name="P33" svg:x1="4.101cm" svg:y1="1.159cm" svg:x2="4.066cm" svg:y2="1.115cm"><text:p/></draw:line><draw:line draw:style-name="gr99" draw:text-style-name="P33" svg:x1="4.132cm" svg:y1="1.143cm" svg:x2="4.113cm" svg:y2="1.099cm"><text:p/></draw:line><draw:line draw:style-name="gr99" draw:text-style-name="P33" svg:x1="4.173cm" svg:y1="1.143cm" svg:x2="4.173cm" svg:y2="1.091cm"><text:p/></draw:line><draw:line draw:style-name="gr99" draw:text-style-name="P33" svg:x1="4.203cm" svg:y1="1.151cm" svg:x2="4.225cm" svg:y2="1.099cm"><text:p/></draw:line><draw:line draw:style-name="gr99" draw:text-style-name="P33" svg:x1="4.23cm" svg:y1="1.166cm" svg:x2="4.265cm" svg:y2="1.115cm"><text:p/></draw:line></draw:g><draw:g draw:style-name="gr26"><draw:g draw:style-name="gr26"><draw:line draw:style-name="gr99" draw:text-style-name="P33" svg:x1="4.427cm" svg:y1="1.144cm" svg:x2="4.427cm" svg:y2="1.092cm"><text:p/></draw:line><draw:g draw:style-name="gr26"><draw:custom-shape draw:style-name="gr98" draw:text-style-name="P34" svg:width="0.172cm" svg:height="0.114cm" svg:x="4.332cm" svg:y="1.145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9" draw:text-style-name="P33" svg:x1="4.359cm" svg:y1="1.164cm" svg:x2="4.324cm" svg:y2="1.12cm"><text:p/></draw:line><draw:line draw:style-name="gr99" draw:text-style-name="P33" svg:x1="4.393cm" svg:y1="1.143cm" svg:x2="4.374cm" svg:y2="1.099cm"><text:p/></draw:line><draw:line draw:style-name="gr99" draw:text-style-name="P33" svg:x1="4.459cm" svg:y1="1.151cm" svg:x2="4.481cm" svg:y2="1.099cm"><text:p/></draw:line><draw:line draw:style-name="gr99" draw:text-style-name="P33" svg:x1="4.488cm" svg:y1="1.171cm" svg:x2="4.523cm" svg:y2="1.12cm"><text:p/></draw:line></draw:g></draw:g></draw:g></draw:g></draw:g><draw:g text:anchor-type="char" draw:z-index="1" draw:name="Shape16" draw:style-name="gr1"><draw:custom-shape draw:style-name="gr118" draw:text-style-name="P35" svg:width="2.23cm" svg:height="2.229cm" draw:transform="skewX (0.00244346095279221) rotate (-2.02301113598663) translate (3.19263888888889cm 1.31586111111111cm)"><text:p/><draw:enhanced-geometry draw:glue-point-type="segments" draw:type="mso-spt100" draw:modifiers="-105.62984721336 54.09985611601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26"><draw:g draw:style-name="gr26"><draw:custom-shape draw:style-name="gr98" draw:text-style-name="P34" svg:width="0.17cm" svg:height="0.114cm" svg:x="1.485cm" svg:y="1.64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9" draw:text-style-name="P33" svg:x1="1.511cm" svg:y1="1.663cm" svg:x2="1.477cm" svg:y2="1.619cm"><text:p/></draw:line><draw:line draw:style-name="gr99" draw:text-style-name="P33" svg:x1="1.544cm" svg:y1="1.647cm" svg:x2="1.525cm" svg:y2="1.603cm"><text:p/></draw:line><draw:line draw:style-name="gr99" draw:text-style-name="P33" svg:x1="1.579cm" svg:y1="1.647cm" svg:x2="1.579cm" svg:y2="1.596cm"><text:p/></draw:line><draw:line draw:style-name="gr99" draw:text-style-name="P33" svg:x1="1.61cm" svg:y1="1.654cm" svg:x2="1.631cm" svg:y2="1.603cm"><text:p/></draw:line><draw:line draw:style-name="gr99" draw:text-style-name="P33" svg:x1="1.64cm" svg:y1="1.669cm" svg:x2="1.675cm" svg:y2="1.619cm"><text:p/></draw:line></draw:g><draw:g draw:style-name="gr26"><draw:g draw:style-name="gr26"><draw:line draw:style-name="gr99" draw:text-style-name="P33" svg:x1="1.827cm" svg:y1="1.647cm" svg:x2="1.827cm" svg:y2="1.596cm"><text:p/></draw:line><draw:g draw:style-name="gr26"><draw:custom-shape draw:style-name="gr98" draw:text-style-name="P34" svg:width="0.168cm" svg:height="0.115cm" svg:x="1.737cm" svg:y="1.64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9" draw:text-style-name="P33" svg:x1="1.764cm" svg:y1="1.663cm" svg:x2="1.73cm" svg:y2="1.619cm"><text:p/></draw:line><draw:line draw:style-name="gr99" draw:text-style-name="P33" svg:x1="1.795cm" svg:y1="1.647cm" svg:x2="1.776cm" svg:y2="1.603cm"><text:p/></draw:line><draw:line draw:style-name="gr99" draw:text-style-name="P33" svg:x1="1.864cm" svg:y1="1.654cm" svg:x2="1.885cm" svg:y2="1.603cm"><text:p/></draw:line><draw:line draw:style-name="gr99" draw:text-style-name="P33" svg:x1="1.894cm" svg:y1="1.669cm" svg:x2="1.929cm" svg:y2="1.619cm"><text:p/></draw:line></draw:g></draw:g></draw:g></draw:g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15"><text:span text:style-name="T36">Crabe<text:tab/><text:tab/></text:span><text:span text:style-name="T35">C</text:span><text:span text:style-name="T36">hat<text:tab/><text:tab/>Mouche</text:span><text:span text:style-name="T29"> </text:span></text:p>
      <text:p text:style-name="_5f_Paragraphe_20_livret_20_"/>
      <text:p text:style-name="P8"><draw:g text:anchor-type="char" draw:z-index="4" draw:name="Shape19" draw:style-name="gr1"><draw:custom-shape draw:style-name="gr115" draw:text-style-name="P35" svg:width="2.169cm" svg:height="2.169cm" draw:transform="rotate (-2.02301113598663) translate (3.12561111111111cm 0.855486111111111cm)"><text:p/><draw:enhanced-geometry draw:glue-point-type="segments" draw:type="mso-spt100" draw:modifiers="-114.578673591313 64.693222202502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26"><draw:g draw:style-name="gr26"><draw:custom-shape draw:style-name="gr98" draw:text-style-name="P34" svg:width="0.163cm" svg:height="0.108cm" svg:x="1.453cm" svg:y="1.555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9" draw:text-style-name="P33" svg:x1="1.476cm" svg:y1="1.571cm" svg:x2="1.443cm" svg:y2="1.529cm"><text:p/></draw:line><draw:line draw:style-name="gr99" draw:text-style-name="P33" svg:x1="1.505cm" svg:y1="1.555cm" svg:x2="1.487cm" svg:y2="1.513cm"><text:p/></draw:line><draw:line draw:style-name="gr99" draw:text-style-name="P33" svg:x1="1.54cm" svg:y1="1.553cm" svg:x2="1.54cm" svg:y2="1.503cm"><text:p/></draw:line><draw:line draw:style-name="gr99" draw:text-style-name="P33" svg:x1="1.57cm" svg:y1="1.563cm" svg:x2="1.591cm" svg:y2="1.513cm"><text:p/></draw:line><draw:line draw:style-name="gr99" draw:text-style-name="P33" svg:x1="1.6cm" svg:y1="1.578cm" svg:x2="1.634cm" svg:y2="1.529cm"><text:p/></draw:line></draw:g><draw:g draw:style-name="gr26"><draw:g draw:style-name="gr26"><draw:line draw:style-name="gr99" draw:text-style-name="P33" svg:x1="1.784cm" svg:y1="1.556cm" svg:x2="1.784cm" svg:y2="1.506cm"><text:p/></draw:line><draw:g draw:style-name="gr26"><draw:custom-shape draw:style-name="gr98" draw:text-style-name="P34" svg:width="0.163cm" svg:height="0.108cm" svg:x="1.698cm" svg:y="1.557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9" draw:text-style-name="P33" svg:x1="1.723cm" svg:y1="1.575cm" svg:x2="1.69cm" svg:y2="1.533cm"><text:p/></draw:line><draw:line draw:style-name="gr99" draw:text-style-name="P33" svg:x1="1.752cm" svg:y1="1.556cm" svg:x2="1.734cm" svg:y2="1.514cm"><text:p/></draw:line><draw:line draw:style-name="gr99" draw:text-style-name="P33" svg:x1="1.817cm" svg:y1="1.564cm" svg:x2="1.838cm" svg:y2="1.514cm"><text:p/></draw:line><draw:line draw:style-name="gr99" draw:text-style-name="P33" svg:x1="1.845cm" svg:y1="1.582cm" svg:x2="1.879cm" svg:y2="1.533cm"><text:p/></draw:line></draw:g></draw:g></draw:g></draw:g></draw:g></text:p>
      <text:p text:style-name="P8"/>
      <text:p text:style-name="_5f_Paragraphe_20_livret_20_"/>
      <text:p text:style-name="_5f_Paragraphe_20_livret_20_"/>
      <text:p text:style-name="_5f_Paragraphe_20_livret_20_"><text:s text:c="8"/><text:span text:style-name="T34">Homme</text:span> </text:p>
      <text:p text:style-name="P4"><text:span text:style-name="Character_5f_20_5f_style"><text:span text:style-name="T5">…………………………………………………………………</text:span></text:span></text:p>
      <text:p text:style-name="P4"><text:span text:style-name="Character_5f_20_5f_style"><text:span text:style-name="T5">…………………………………………………………………</text:span></text:span></text:p>
      <text:p text:style-name="P4"><text:span text:style-name="Character_5f_20_5f_style"><text:span text:style-name="T5">…………………………………………………………………</text:span></text:span></text:p>
      <text:p text:style-name="P4"><text:span text:style-name="Character_5f_20_5f_style"><text:span text:style-name="T5">…………………………………………………………………</text:span></text:span></text:p>
      <text:p text:style-name="P4"><text:span text:style-name="Character_5f_20_5f_style"><text:span text:style-name="T5">…………………………………………………………………</text:span></text:span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list xml:id="list225446190987327" text:continue-numbering="true" text:style-name="_5f_Numérotation_20_des_20_exercices_20_livrets">
        <text:list-item>
          <text:p text:style-name="P27"><text:span text:style-name="Character_5f_20_5f_style"><text:span text:style-name="T1"><text:s/></text:span></text:span><text:span text:style-name="_5f_livret"><text:span text:style-name="T2">On s’intéresse aux aiguilles d’une horloge.</text:span></text:span></text:p>
        </text:list-item>
      </text:list>
      <text:p text:style-name="Standard"><text:span text:style-name="_5f_livret"><text:span text:style-name="T10">Cite une heure à laquelle la petite et la grande ai­guille forment un angle droit.</text:span></text:span></text:p>
      <text:p text:style-name="P5"><text:span text:style-name="Character_5f_20_5f_style"><text:span text:style-name="T3">…………………………………………………………………</text:span></text:span></text:p>
      <text:p text:style-name="Standard"><text:span text:style-name="_5f_livret"><text:span text:style-name="T13">Même question avec un angle plat.</text:span></text:span></text:p>
      <text:p text:style-name="P6"><text:span text:style-name="Character_5f_20_5f_style"><text:span text:style-name="T5">…………………………………………………………………</text:span></text:span><text:span text:style-name="Character_5f_20_5f_style">.</text:span></text:p>
      <text:p text:style-name="Standard"><text:span text:style-name="_5f_livret"><text:span text:style-name="T19">Même question avec un angle nul.</text:span></text:span></text:p>
      <text:p text:style-name="P6"><text:span text:style-name="Character_5f_20_5f_style"><text:span text:style-name="T5">…………………………………………………………………</text:span></text:span><text:span text:style-name="Character_5f_20_5f_style">.</text:span></text:p>
      <text:list xml:id="list225446648378769" text:continue-numbering="true" text:style-name="_5f_Numérotation_20_des_20_exercices_20_livrets">
        <text:list-item>
          <text:h text:style-name="_5f_Titre_20_d_27_exercices_20_livret_20_sans_20_titre_20_avec_20_num_20_exo" text:outline-level="1"><text:span text:style-name="Character_5f_20_5f_style"><text:span text:style-name="T3"><text:s/></text:span></text:span>Pour chaque cas, indique la nature de l'angle <text:span text:style-name="T38">vert</text:span> (aigu ou obtus).</text:h>
        </text:list-item>
      </text:list>
      <text:section text:style-name="Sect1" text:name="Section1">
        <text:p text:style-name="Standard"><draw:g text:anchor-type="char" draw:z-index="11" draw:name="Shape6_0" draw:style-name="gr1"><draw:path draw:style-name="gr80" draw:text-style-name="P57" svg:width="0.745cm" svg:height="0.712cm" svg:x="0.343cm" svg:y="2.563cm" svg:viewBox="0 0 746 713" svg:d="M122 11c-122 702-122 702-122 702h746l-5-67-5-69-22-104-42-88-53-94-74-79-69-69-111-71-111-47-127-25z"><text:p/></draw:path><draw:g draw:style-name="gr26"><draw:polygon draw:style-name="gr91" draw:text-style-name="P58" svg:width="1.5cm" svg:height="2.253cm" svg:x="0.344cm" svg:y="1.042cm" svg:viewBox="0 0 1501 2254" draw:points="0,2254 1501,2254 0,0"><text:p/></draw:polygon><draw:polygon draw:style-name="gr92" draw:text-style-name="P58" svg:width="0.75cm" svg:height="1.123cm" svg:x="0.621cm" svg:y="1.912cm" svg:viewBox="0 0 751 1124" draw:points="0,1124 751,1124 0,0"><text:p/></draw:polygon></draw:g><draw:line draw:style-name="gr93" draw:text-style-name="P46" svg:x1="0.343cm" svg:y1="3.281cm" svg:x2="2.672cm" svg:y2="3.281cm"><text:p/></draw:line><draw:line draw:style-name="gr27" draw:text-style-name="P46" svg:x1="0.343cm" svg:y1="3.278cm" svg:x2="0.847cm" svg:y2="0.397cm"><text:p/></draw:line><draw:frame draw:style-name="gr94" draw:text-style-name="P45" svg:width="0.283cm" svg:height="0.414cm" svg:x="-0.002cm" svg:y="3.297cm"><draw:text-box><text:p text:style-name="P44"><text:span text:style-name="T53">O</text:span></text:p></draw:text-box></draw:frame><draw:frame draw:style-name="gr95" draw:text-style-name="P63" svg:width="0.193cm" svg:height="0.489cm" svg:x="0.495cm" svg:y="0.268cm"><draw:text-box><text:p text:style-name="P44"><text:span text:style-name="T59">x</text:span></text:p></draw:text-box></draw:frame><draw:frame draw:style-name="gr96" draw:text-style-name="P63" svg:width="0.193cm" svg:height="0.489cm" svg:x="2.381cm" svg:y="3.245cm"><draw:text-box><text:p text:style-name="P44"><text:span text:style-name="T59">y</text:span></text:p></draw:text-box></draw:frame></draw:g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Standard"><draw:g text:anchor-type="char" draw:z-index="12" draw:name="Shape7_0" draw:style-name="gr1"><draw:path draw:style-name="gr80" draw:text-style-name="P59" svg:width="0.631cm" svg:height="0.97cm" svg:x="1.487cm" svg:y="1.242cm" svg:viewBox="0 0 632 971" svg:d="M518 971c120-664 114-667 114-667l-534-304-67 121-4 96c0 0-14 94-24 88s12 119 12 119l19 111 61 114 64 92 87 94 87 88 94 21z"><text:p/></draw:path><draw:g draw:style-name="gr26"><draw:polygon draw:style-name="gr86" draw:text-style-name="P60" svg:width="1.308cm" svg:height="2.705cm" svg:x="0.806cm" svg:y="0.789cm" svg:viewBox="0 0 1309 2706" draw:points="1309,735 0,0 195,2706"><text:p/></draw:polygon><draw:polygon draw:style-name="gr87" draw:text-style-name="P60" svg:width="0.65cm" svg:height="1.348cm" svg:x="1.09cm" svg:y="1.242cm" svg:viewBox="0 0 651 1349" draw:points="651,373 0,0 102,1349"><text:p/></draw:polygon></draw:g><draw:line draw:style-name="gr27" draw:text-style-name="P61" svg:x1="2.117cm" svg:y1="1.547cm" svg:x2="0.183cm" svg:y2="0.455cm"><text:p/></draw:line><draw:line draw:style-name="gr27" draw:text-style-name="P61" svg:x1="2.119cm" svg:y1="1.542cm" svg:x2="1.755cm" svg:y2="3.74cm"><text:p/></draw:line><draw:frame draw:style-name="gr88" draw:text-style-name="P62" svg:width="0.246cm" svg:height="0.414cm" svg:x="2.247cm" svg:y="1.221cm"><draw:text-box><text:p text:style-name="P44"><text:span text:style-name="T58">A</text:span></text:p></draw:text-box></draw:frame><draw:frame draw:style-name="gr89" draw:text-style-name="P62" svg:width="0.246cm" svg:height="0.414cm" svg:x="1.996cm" svg:y="3.173cm"><draw:text-box><text:p text:style-name="P44"><text:span text:style-name="T58">B</text:span></text:p></draw:text-box></draw:frame><draw:frame draw:style-name="gr90" draw:text-style-name="P62" svg:width="0.251cm" svg:height="0.414cm" svg:x="0.599cm" svg:y="0.141cm"><draw:text-box><text:p text:style-name="P44"><text:span text:style-name="T58">C</text:span></text:p></draw:text-box></draw:frame><draw:line draw:style-name="gr27" draw:text-style-name="P61" svg:x1="0.433cm" svg:y1="0.762cm" svg:x2="0.574cm" svg:y2="0.496cm"><text:p/></draw:line><draw:line draw:style-name="gr27" draw:text-style-name="P61" svg:x1="1.695cm" svg:y1="3.274cm" svg:x2="1.99cm" svg:y2="3.327cm"><text:p/></draw:line></draw:g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Standard"><draw:g text:anchor-type="char" draw:z-index="13" draw:name="Shape5_0" draw:style-name="gr1"><draw:path draw:style-name="gr80" draw:text-style-name="P57" svg:width="0.597cm" svg:height="0.825cm" svg:x="1.007cm" svg:y="1.557cm" svg:viewBox="0 0 598 826" svg:d="M519 0c-519 316-519 316-519 316l328 510 64-49c0 0 67-67 61-59s77-104 77-104l52-138 16-154-18-177-33-89z"><text:p/></draw:path><draw:g draw:style-name="gr26"><draw:polygon draw:style-name="gr81" draw:text-style-name="P58" svg:width="1.893cm" svg:height="2.472cm" svg:x="1.014cm" svg:y="0.653cm" svg:viewBox="0 0 1894 2473" draw:points="0,1219 819,2473 1894,0"><text:p/></draw:polygon><draw:polygon draw:style-name="gr82" draw:text-style-name="P58" svg:width="0.947cm" svg:height="1.237cm" svg:x="1.382cm" svg:y="1.355cm" svg:viewBox="0 0 948 1238" draw:points="0,603 406,1238 948,0"><text:p/></draw:polygon></draw:g><draw:line draw:style-name="gr27" draw:text-style-name="P46" svg:x1="1.014cm" svg:y1="1.875cm" svg:x2="2.152cm" svg:y2="3.632cm"><text:p/></draw:line><draw:line draw:style-name="gr27" draw:text-style-name="P46" svg:x1="1.016cm" svg:y1="1.877cm" svg:x2="3.318cm" svg:y2="0.494cm"><text:p/></draw:line><draw:frame draw:style-name="gr83" draw:text-style-name="P45" svg:width="0.276cm" svg:height="0.477cm" svg:x="0.661cm" svg:y="1.648cm"><draw:text-box><text:p text:style-name="P44"><text:span text:style-name="T53">R</text:span></text:p></draw:text-box></draw:frame><draw:frame draw:style-name="gr84" draw:text-style-name="P55" svg:width="0.214cm" svg:height="0.505cm" svg:x="1.799cm" svg:y="3.318cm"><draw:text-box><text:p text:style-name="P44"><text:span text:style-name="T57">s</text:span></text:p></draw:text-box></draw:frame><draw:frame draw:style-name="gr85" draw:text-style-name="P55" svg:width="0.184cm" svg:height="0.505cm" svg:x="3.018cm" svg:y="0.168cm"><draw:text-box><text:p text:style-name="P44"><text:span text:style-name="T57">t</text:span></text:p></draw:text-box></draw:frame></draw:g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><text:span text:style-name="Character_5f_20_5f_style"><text:span text:style-name="T5"/></text:span></text:p>
        <text:p text:style-name="_5f_Paragraphe_20_livret_20_"><text:span text:style-name="Character_5f_20_5f_style"><text:span text:style-name="T5"/></text:span></text:p>
      </text:section>
      <text:p text:style-name="P5"><text:span text:style-name="Character_5f_20_5f_style"><text:span text:style-name="T5">…………………………………………………………………</text:span></text:span></text:p>
      <text:p text:style-name="P5"><text:span text:style-name="Character_5f_20_5f_style"><text:span text:style-name="T5">…………………………………………………………………</text:span></text:span></text:p>
      <text:p text:style-name="P5"><text:span text:style-name="Character_5f_20_5f_style"><text:span text:style-name="T5">…………………………………………………………………</text:span></text:span></text:p>
      <text:list xml:id="list225447012374106" text:continue-numbering="true" text:style-name="_5f_Numérotation_20_des_20_exercices_20_livrets">
        <text:list-item>
          <text:h text:style-name="_5f_Titre_20_d_27_exercices_20_livret_20_sans_20_titre_20_avec_20_num_20_exo" text:outline-level="1"><text:span text:style-name="Character_5f_20_5f_style"><text:span text:style-name="T8"><text:s/>En utilisant l’équerre </text:span></text:span><text:span text:style-name="Character_5f_20_5f_style"><text:span text:style-name="T9">si nécessaire</text:span></text:span><text:span text:style-name="Character_5f_20_5f_style"><text:span text:style-name="T8">, classe les angles dans le tableau ci-dessous.</text:span></text:span></text:h>
        </text:list-item>
      </text:list>
      <text:p text:style-name="_5f_Paragraphe_20_livret_20_"><draw:g text:anchor-type="paragraph" draw:z-index="30" draw:name="Shape4" draw:style-name="gr17"><draw:line draw:style-name="gr18" draw:text-style-name="P43" svg:x1="9.046cm" svg:y1="1.449cm" svg:x2="7.304cm" svg:y2="-0.044cm"><text:p/></draw:line><draw:line draw:style-name="gr19" draw:text-style-name="P43" svg:x1="9.046cm" svg:y1="1.45cm" svg:x2="8.822cm" svg:y2="3.733cm"><text:p/></draw:line><draw:frame draw:style-name="gr20" draw:text-style-name="P45" svg:width="0.29cm" svg:height="0.421cm" svg:x="9.001cm" svg:y="3.385cm"><draw:text-box><text:p text:style-name="P44"><text:span text:style-name="T53">O</text:span></text:p></draw:text-box></draw:frame><draw:frame draw:style-name="gr21" draw:text-style-name="P45" svg:width="0.271cm" svg:height="0.422cm" svg:x="9.112cm" svg:y="1.253cm"><draw:text-box><text:p text:style-name="P44"><text:span text:style-name="T53">N</text:span></text:p></draw:text-box></draw:frame><draw:frame draw:style-name="gr22" draw:text-style-name="P45" svg:width="0.258cm" svg:height="0.421cm" svg:x="7.62cm" svg:y="-0.183cm"><draw:text-box><text:p text:style-name="P44"><text:span text:style-name="T53">L</text:span></text:p></draw:text-box></draw:frame><draw:line draw:style-name="gr23" draw:text-style-name="P46" svg:x1="7.446cm" svg:y1="0.216cm" svg:x2="7.6cm" svg:y2="0.045cm"><text:p/></draw:line><draw:line draw:style-name="gr23" draw:text-style-name="P46" svg:x1="8.74cm" svg:y1="3.52cm" svg:x2="8.947cm" svg:y2="3.555cm"><text:p/></draw:line><draw:path draw:style-name="gr24" draw:text-style-name="P47" svg:width="0.625cm" svg:height="1.057cm" svg:x="8.361cm" svg:y="0.994cm" svg:viewBox="0 0 626 1058" svg:d="M154 0c-62 71-106 167-106 167l-41 128-7 156 17 111 17 74 71 131 83 107 100 84 66 39 111 42c0 0 106 15 100 15s61 4 61 4"><text:p/></draw:path><draw:line draw:style-name="gr23" draw:text-style-name="P46" svg:x1="8.482cm" svg:y1="1.577cm" svg:x2="8.338cm" svg:y2="1.774cm"><text:p/></draw:line><draw:line draw:style-name="gr23" draw:text-style-name="P46" svg:x1="8.449cm" svg:y1="1.487cm" svg:x2="8.305cm" svg:y2="1.684cm"><text:p/></draw:line><draw:line draw:style-name="gr23" draw:text-style-name="P46" svg:x1="8.524cm" svg:y1="1.644cm" svg:x2="8.382cm" svg:y2="1.841cm"><text:p/></draw:line></draw:g><draw:line text:anchor-type="char" draw:z-index="14" draw:name="Shape8" draw:style-name="gr79" draw:text-style-name="P43" svg:x1="0.731cm" svg:y1="4.306cm" svg:x2="1.584cm" svg:y2="7.462cm"><text:p/></draw:line><draw:line text:anchor-type="char" draw:z-index="15" draw:name="Shape9" draw:style-name="gr78" draw:text-style-name="P43" svg:x1="1.282cm" svg:y1="5.908cm" svg:x2="1.061cm" svg:y2="5.968cm"><text:p/></draw:line><draw:frame text:anchor-type="char" draw:z-index="16" draw:name="Shape10" draw:style-name="gr77" draw:text-style-name="P55" svg:width="0.232cm" svg:height="0.489cm" svg:x="1.275cm" svg:y="7.16cm"><draw:text-box><text:p text:style-name="P44"><text:span text:style-name="T57">v</text:span></text:p></draw:text-box></draw:frame><draw:frame text:anchor-type="char" draw:z-index="17" draw:name="Shape11" draw:style-name="gr76" draw:text-style-name="P55" svg:width="0.232cm" svg:height="0.489cm" svg:x="0.552cm" svg:y="4.277cm"><draw:text-box><text:p text:style-name="P44"><text:span text:style-name="T57">x</text:span></text:p></draw:text-box></draw:frame><draw:frame text:anchor-type="char" draw:z-index="18" draw:name="Shape20" draw:style-name="gr75" draw:text-style-name="P45" svg:width="0.232cm" svg:height="0.414cm" svg:x="0.833cm" svg:y="5.837cm"><draw:text-box><text:p text:style-name="P44"><text:span text:style-name="T53">Y</text:span></text:p></draw:text-box></draw:frame><draw:path text:anchor-type="char" draw:z-index="20" draw:name="Shape21" draw:style-name="gr69" draw:text-style-name="P47" svg:width="0.779cm" svg:height="1.25cm" svg:x="1.009cm" svg:y="5.306cm" svg:viewBox="0 0 780 1251" svg:d="M0 9c157-9 262-9 262-9 0 0 136 40 131 40s134 80 134 80l109 108 78 109 54 149c0 0 12 167 12 146 0-20-8 106-8 101 0-4-31 125-31 125l-53 119-96 125c0 0-132 88-124 88s-90 45-90 45l-50 16"><text:p/></draw:path><draw:line text:anchor-type="char" draw:z-index="22" draw:name="Shape22" draw:style-name="gr62" draw:text-style-name="P46" svg:x1="1.84cm" svg:y1="5.607cm" svg:x2="1.61cm" svg:y2="5.814cm"><text:p/></draw:line><draw:line text:anchor-type="char" draw:z-index="23" draw:name="Shape23" draw:style-name="gr62" draw:text-style-name="P46" svg:x1="1.884cm" svg:y1="5.687cm" svg:x2="1.654cm" svg:y2="5.894cm"><text:p/></draw:line><draw:g text:anchor-type="char" draw:z-index="19" draw:name="DrawObject4" draw:style-name="gr40"><draw:line draw:style-name="gr70" draw:text-style-name="P43" svg:x1="4.482cm" svg:y1="0.679cm" svg:x2="2.168cm" svg:y2="0.884cm"><text:p/></draw:line><draw:line draw:style-name="gr71" draw:text-style-name="P43" svg:x1="4.433cm" svg:y1="0.679cm" svg:x2="6.594cm" svg:y2="0.411cm"><text:p/></draw:line><draw:frame draw:style-name="gr72" draw:text-style-name="P55" svg:width="0.232cm" svg:height="0.489cm" svg:x="6.389cm" svg:y="0.412cm"><draw:text-box><text:p text:style-name="P44"><text:span text:style-name="T57">z</text:span></text:p></draw:text-box></draw:frame><draw:frame draw:style-name="gr73" draw:text-style-name="P45" svg:width="0.276cm" svg:height="0.414cm" svg:x="4.346cm" svg:y="0.726cm"><draw:text-box><text:p text:style-name="P44"><text:span text:style-name="T53">D</text:span></text:p></draw:text-box></draw:frame><draw:frame draw:style-name="gr74" draw:text-style-name="P55" svg:width="0.232cm" svg:height="0.489cm" svg:x="2.172cm" svg:y="0.889cm"><draw:text-box><text:p text:style-name="P44"><text:span text:style-name="T57">t</text:span></text:p></draw:text-box></draw:frame><draw:path draw:style-name="gr24" draw:text-style-name="P47" svg:width="1.268cm" svg:height="0.685cm" svg:x="3.825cm" svg:y="0.052cm" svg:viewBox="0 0 1269 686" svg:d="M0 686c0-102 17-207 17-207l36-106 57-97 92-113 108-78 133-63 128-22c0 0 145 0 140 0s163 35 163 35l69 44 84 48c0 0 80 80 80 75s70 88 70 88c0 0 51 111 48 101-4-10 40 92 40 88s4 65 4 65"><text:p/></draw:path><draw:path draw:style-name="gr24" draw:text-style-name="P47" svg:width="1.43cm" svg:height="0.785cm" svg:x="3.743cm" svg:y="-0.033cm" svg:viewBox="0 0 1431 786" svg:d="M0 786c0-70 17-194 7-184-9 9 50-176 50-176l67-106 73-92 102-96 153-84c0 0 150-35 144-35s136-13 136-13l128 17 150 44c0 0 123 71 118 71-4 0 113 92 113 92l92 123c0 0 54 105 54 92s31 105 31 105l13 79"><text:p/></draw:path></draw:g><text:span text:style-name="Character_5f_20_5f_style"/></text:p>
      <text:p text:style-name="_5f_Paragraphe_20_livret_20_"><draw:g text:anchor-type="char" draw:z-index="21" draw:name="DrawObject3" draw:style-name="gr40"><draw:line draw:style-name="gr63" draw:text-style-name="P43" svg:x1="1.014cm" svg:y1="2.198cm" svg:x2="2.771cm" svg:y2="1.445cm"><text:p/></draw:line><draw:line draw:style-name="gr64" draw:text-style-name="P43" svg:x1="1.011cm" svg:y1="2.197cm" svg:x2="0.413cm" svg:y2="0.375cm"><text:p/></draw:line><draw:frame draw:style-name="gr65" draw:text-style-name="P45" svg:width="0.246cm" svg:height="0.414cm" svg:x="0.875cm" svg:y="2.255cm"><draw:text-box><text:p text:style-name="P44"><text:span text:style-name="T53">A</text:span></text:p></draw:text-box></draw:frame><draw:frame draw:style-name="gr66" draw:text-style-name="P45" svg:width="0.246cm" svg:height="0.414cm" svg:x="2.545cm" svg:y="1.658cm"><draw:text-box><text:p text:style-name="P44"><text:span text:style-name="T53">B</text:span></text:p></draw:text-box></draw:frame><draw:frame draw:style-name="gr67" draw:text-style-name="P45" svg:width="0.251cm" svg:height="0.414cm" svg:x="0.178cm" svg:y="0.648cm"><draw:text-box><text:p text:style-name="P44"><text:span text:style-name="T53">C</text:span></text:p></draw:text-box></draw:frame><draw:line draw:style-name="gr23" draw:text-style-name="P46" svg:x1="0.427cm" svg:y1="0.744cm" svg:x2="0.634cm" svg:y2="0.646cm"><text:p/></draw:line><draw:line draw:style-name="gr23" draw:text-style-name="P46" svg:x1="2.459cm" svg:y1="1.468cm" svg:x2="2.58cm" svg:y2="1.664cm"><text:p/></draw:line><draw:path draw:style-name="gr24" draw:text-style-name="P47" svg:width="0.861cm" svg:height="0.428cm" svg:x="0.801cm" svg:y="1.498cm" svg:viewBox="0 0 862 429" svg:d="M0 61c44-30 129-54 129-54l118-7 106 12 99 19c0 0 142 51 98 34-44-18 96 65 96 65 0 0 71 71 74 66 4-5 75 92 79 92s40 84 40 84l23 57"><text:p/></draw:path><draw:line draw:style-name="gr68" draw:text-style-name="P56" svg:x1="1.321cm" svg:y1="1.445cm" svg:x2="1.321cm" svg:y2="1.654cm"><text:p/></draw:line></draw:g><text:span text:style-name="Character_5f_20_5f_style"/></text:p>
      <text:p text:style-name="_5f_Paragraphe_20_livret_20_"><text:span text:style-name="Character_5f_20_5f_style"/></text:p>
      <text:p text:style-name="_5f_Paragraphe_20_livret_20_"><draw:g text:anchor-type="char" draw:z-index="24" draw:name="DrawObject2" draw:style-name="gr40"><draw:line draw:style-name="gr57" draw:text-style-name="P43" svg:x1="4.924cm" svg:y1="1.808cm" svg:x2="3.6cm" svg:y2="0.068cm"><text:p/></draw:line><draw:line draw:style-name="gr58" draw:text-style-name="P43" svg:x1="4.922cm" svg:y1="1.803cm" svg:x2="3.454cm" svg:y2="2.92cm"><text:p/></draw:line><draw:frame draw:style-name="gr59" draw:text-style-name="P45" svg:width="0.234cm" svg:height="0.414cm" svg:x="3.899cm" svg:y="2.718cm"><draw:text-box><text:p text:style-name="P44"><text:span text:style-name="T53">F</text:span></text:p></draw:text-box></draw:frame><draw:frame draw:style-name="gr60" draw:text-style-name="P45" svg:width="0.278cm" svg:height="0.414cm" svg:x="5.01cm" svg:y="1.667cm"><draw:text-box><text:p text:style-name="P44"><text:span text:style-name="T53">G</text:span></text:p></draw:text-box></draw:frame><draw:frame draw:style-name="gr61" draw:text-style-name="P45" svg:width="0.232cm" svg:height="0.414cm" svg:x="3.928cm" svg:y="0.007cm"><draw:text-box><text:p text:style-name="P44"><text:span text:style-name="T53">E</text:span></text:p></draw:text-box></draw:frame><draw:line draw:style-name="gr23" draw:text-style-name="P46" svg:x1="3.72cm" svg:y1="0.385cm" svg:x2="3.885cm" svg:y2="0.226cm"><text:p/></draw:line><draw:line draw:style-name="gr23" draw:text-style-name="P46" svg:x1="3.744cm" svg:y1="2.564cm" svg:x2="3.884cm" svg:y2="2.746cm"><text:p/></draw:line><draw:path draw:style-name="gr24" draw:text-style-name="P47" svg:width="0.261cm" svg:height="0.938cm" svg:x="4.246cm" svg:y="1.279cm" svg:viewBox="0 0 262 939" svg:d="M262 0c-74 61-130 123-130 123l-81 118-44 165-7 142 7 112 41 112 44 81 48 86"><text:p/></draw:path><draw:ellipse draw:style-name="gr24" draw:text-style-name="P47" svg:width="0.19cm" svg:height="0.175cm" svg:x="4.181cm" svg:y="1.723cm"><text:p/></draw:ellipse></draw:g><text:span text:style-name="Character_5f_20_5f_style"/></text:p>
      <text:p text:style-name="_5f_Paragraphe_20_livret_20_"><draw:g text:anchor-type="char" draw:z-index="25" draw:name="DrawObject1" draw:style-name="gr40"><draw:line draw:style-name="gr52" draw:text-style-name="P43" svg:x1="7.023cm" svg:y1="0.783cm" svg:x2="6.287cm" svg:y2="2.955cm"><text:p/></draw:line><draw:line draw:style-name="gr53" draw:text-style-name="P43" svg:x1="7.024cm" svg:y1="0.783cm" svg:x2="8.04cm" svg:y2="2.841cm"><text:p/></draw:line><draw:frame draw:style-name="gr54" draw:text-style-name="P55" svg:width="0.232cm" svg:height="0.489cm" svg:x="6.144cm" svg:y="2.524cm"><draw:text-box><text:p text:style-name="P44"><text:span text:style-name="T57">h</text:span></text:p></draw:text-box></draw:frame><draw:frame draw:style-name="gr55" draw:text-style-name="P55" svg:width="0.331cm" svg:height="0.489cm" svg:x="8.021cm" svg:y="2.378cm"><draw:text-box><text:p text:style-name="P44"><text:span text:style-name="T57">m</text:span></text:p></draw:text-box></draw:frame><draw:frame draw:style-name="gr56" draw:text-style-name="P45" svg:width="0.235cm" svg:height="0.414cm" svg:x="6.922cm" svg:y="0.39cm"><draw:text-box><text:p text:style-name="P44"><text:span text:style-name="T53">K</text:span></text:p></draw:text-box></draw:frame><draw:path draw:style-name="gr24" draw:text-style-name="P47" svg:width="0.579cm" svg:height="0.089cm" svg:x="6.784cm" svg:y="1.461cm" svg:viewBox="0 0 580 90" svg:d="M0 42c101 33 189 48 189 48l110-4h74l123-44 84-42v3"><text:p/></draw:path><draw:path draw:style-name="gr24" draw:text-style-name="P47" svg:width="0.641cm" svg:height="0.094cm" svg:x="6.771cm" svg:y="1.565cm" svg:viewBox="0 0 642 95" svg:d="M0 34c75 37 177 56 177 56 0 0 126 5 118 5-7 0 136-11 136-11 0 0 127-40 124-36-2 4 87-48 87-48"><text:p/></draw:path><draw:line draw:style-name="gr23" draw:text-style-name="P46" svg:x1="7.001cm" svg:y1="1.475cm" svg:x2="7.21cm" svg:y2="1.782cm"><text:p/></draw:line></draw:g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draw:g text:anchor-type="char" draw:z-index="26" draw:name="DrawObject5" draw:style-name="gr40"><draw:line draw:style-name="gr46" draw:text-style-name="P43" svg:x1="4.539cm" svg:y1="0.332cm" svg:x2="3.519cm" svg:y2="1.731cm"><text:p/></draw:line><draw:line draw:style-name="gr47" draw:text-style-name="P43" svg:x1="4.535cm" svg:y1="0.337cm" svg:x2="5.861cm" svg:y2="1.812cm"><text:p/></draw:line><draw:frame draw:style-name="gr48" draw:text-style-name="P55" svg:width="0.232cm" svg:height="0.489cm" svg:x="5.799cm" svg:y="1.348cm"><draw:text-box><text:p text:style-name="P44"><text:span text:style-name="T57">s</text:span></text:p></draw:text-box></draw:frame><draw:frame draw:style-name="gr49" draw:text-style-name="P45" svg:width="0.262cm" svg:height="0.414cm" svg:x="4.432cm" svg:y="0.004cm"><draw:text-box><text:p text:style-name="P44"><text:span text:style-name="T53">U</text:span></text:p></draw:text-box></draw:frame><draw:frame draw:style-name="gr50" draw:text-style-name="P55" svg:width="0.288cm" svg:height="0.489cm" svg:x="3.291cm" svg:y="1.35cm"><draw:text-box><text:p text:style-name="P44"><text:span text:style-name="T57">w</text:span></text:p></draw:text-box></draw:frame><draw:path draw:style-name="gr24" draw:text-style-name="P47" svg:width="0.883cm" svg:height="0.2cm" svg:x="4.13cm" svg:y="0.86cm" svg:viewBox="0 0 884 201" svg:d="M0 27c71 63 177 118 177 118l93 35 169 21 134-18c0 0 138-49 131-49-8 0 101-59 101-59l79-75"><text:p/></draw:path><draw:path draw:style-name="gr51" draw:text-style-name="P47" svg:width="0.346cm" svg:height="0.153cm" svg:x="4.369cm" svg:y="0.972cm" svg:viewBox="0 0 347 154" svg:d="M0 127c0-42 16-99 75-100 65-2 84 57 115 92 32 39 105 54 136 0l17-44 4-44-8-31"><text:p/></draw:path></draw:g><draw:g text:anchor-type="char" draw:z-index="27" draw:name="DrawObject6" draw:style-name="gr40"><draw:line draw:style-name="gr41" draw:text-style-name="P43" svg:x1="8.045cm" svg:y1="1.602cm" svg:x2="9.505cm" svg:y2="0.99cm"><text:p/></draw:line><draw:line draw:style-name="gr42" draw:text-style-name="P43" svg:x1="8.045cm" svg:y1="1.602cm" svg:x2="7.372cm" svg:y2="0.137cm"><text:p/></draw:line><draw:frame draw:style-name="gr43" draw:text-style-name="P45" svg:width="0.234cm" svg:height="0.414cm" svg:x="9.41cm" svg:y="1.17cm"><draw:text-box><text:p text:style-name="P44"><text:span text:style-name="T53">P</text:span></text:p></draw:text-box></draw:frame><draw:frame draw:style-name="gr44" draw:text-style-name="P45" svg:width="0.283cm" svg:height="0.414cm" svg:x="7.865cm" svg:y="1.65cm"><draw:text-box><text:p text:style-name="P44"><text:span text:style-name="T53">Q</text:span></text:p></draw:text-box></draw:frame><draw:frame draw:style-name="gr45" draw:text-style-name="P45" svg:width="0.249cm" svg:height="0.414cm" svg:x="7.103cm" svg:y="0.196cm"><draw:text-box><text:p text:style-name="P44"><text:span text:style-name="T53">R</text:span></text:p></draw:text-box></draw:frame><draw:line draw:style-name="gr23" draw:text-style-name="P46" svg:x1="7.352cm" svg:y1="0.356cm" svg:x2="7.559cm" svg:y2="0.256cm"><text:p/></draw:line><draw:line draw:style-name="gr23" draw:text-style-name="P46" svg:x1="9.317cm" svg:y1="0.972cm" svg:x2="9.415cm" svg:y2="1.179cm"><text:p/></draw:line><draw:circle draw:style-name="gr27" draw:text-style-name="P54" svg:width="1.324cm" svg:height="1.324cm" svg:x="7.364cm" svg:y="0.898cm" draw:kind="arc" draw:start-angle="16.98" draw:end-angle="114.09"><text:p/></draw:circle></draw:g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11">Aigu</text:p>
          </table:table-cell>
          <table:table-cell table:style-name="Table2.A1" office:value-type="string">
            <text:p text:style-name="P11">Droit</text:p>
          </table:table-cell>
          <table:table-cell table:style-name="Table2.A1" office:value-type="string">
            <text:p text:style-name="P11">Obtus</text:p>
          </table:table-cell>
          <table:table-cell table:style-name="Table2.D1" office:value-type="string">
            <text:p text:style-name="P11">Plat</text:p>
          </table:table-cell>
        </table:table-row>
        <table:table-row table:style-name="Table2.1">
          <table:table-cell table:style-name="Table2.A2" office:value-type="string">
            <text:p text:style-name="_5f_Paragraphe_20_livret_20_"/>
          </table:table-cell>
          <table:table-cell table:style-name="Table2.B2" office:value-type="string">
            <text:p text:style-name="_5f_Paragraphe_20_livret_20_"/>
          </table:table-cell>
          <table:table-cell table:style-name="Table2.C2" office:value-type="string">
            <text:p text:style-name="_5f_Paragraphe_20_livret_20_"/>
          </table:table-cell>
          <table:table-cell table:style-name="Table2.D2" office:value-type="string">
            <text:p text:style-name="_5f_Paragraphe_20_livret_20_"/>
            <text:p text:style-name="_5f_Paragraphe_20_livret_20_"/>
            <text:p text:style-name="_5f_Paragraphe_20_livret_20_"/>
            <text:p text:style-name="_5f_Paragraphe_20_livret_20_"/>
            <text:p text:style-name="_5f_Paragraphe_20_livret_20_"/>
          </table:table-cell>
        </table:table-row>
      </table:table>
      <text:p text:style-name="P14"/>
      <text:list xml:id="list225446127123895" text:continue-numbering="true" text:style-name="_5f_Numérotation_20_des_20_exercices_20_livrets">
        <text:list-item>
          <text:h text:style-name="P32" text:outline-level="1"><draw:g text:anchor-type="paragraph" draw:z-index="8" draw:name="DrawObject7" draw:style-name="gr101"><draw:g draw:style-name="gr26"><draw:line draw:style-name="gr102" draw:text-style-name="P33" svg:x1="2.208cm" svg:y1="1.335cm" svg:x2="2.208cm" svg:y2="9.938cm"><text:p/></draw:line><draw:line draw:style-name="gr102" draw:text-style-name="P33" svg:x1="2.99cm" svg:y1="1.335cm" svg:x2="2.99cm" svg:y2="9.938cm"><text:p/></draw:line><draw:line draw:style-name="gr102" draw:text-style-name="P33" svg:x1="2.208cm" svg:y1="1.335cm" svg:x2="2.208cm" svg:y2="9.938cm"><text:p/></draw:line><draw:line draw:style-name="gr102" draw:text-style-name="P33" svg:x1="3.766cm" svg:y1="1.335cm" svg:x2="3.766cm" svg:y2="9.938cm"><text:p/></draw:line><draw:line draw:style-name="gr102" draw:text-style-name="P33" svg:x1="4.551cm" svg:y1="1.335cm" svg:x2="4.551cm" svg:y2="9.938cm"><text:p/></draw:line><draw:line draw:style-name="gr102" draw:text-style-name="P33" svg:x1="5.334cm" svg:y1="1.335cm" svg:x2="5.334cm" svg:y2="9.938cm"><text:p/></draw:line><draw:line draw:style-name="gr102" draw:text-style-name="P33" svg:x1="6.118cm" svg:y1="1.335cm" svg:x2="6.118cm" svg:y2="9.938cm"><text:p/></draw:line><draw:line draw:style-name="gr102" draw:text-style-name="P33" svg:x1="6.9cm" svg:y1="1.335cm" svg:x2="6.9cm" svg:y2="9.938cm"><text:p/></draw:line><draw:line draw:style-name="gr102" draw:text-style-name="P33" svg:x1="7.68cm" svg:y1="1.335cm" svg:x2="7.68cm" svg:y2="9.938cm"><text:p/></draw:line><draw:line draw:style-name="gr102" draw:text-style-name="P33" svg:x1="8.464cm" svg:y1="1.335cm" svg:x2="8.464cm" svg:y2="9.938cm"><text:p/></draw:line><draw:line draw:style-name="gr102" draw:text-style-name="P33" svg:x1="9.246cm" svg:y1="1.335cm" svg:x2="9.246cm" svg:y2="9.938cm"><text:p/></draw:line><draw:line draw:style-name="gr102" draw:text-style-name="P33" svg:x1="10.026cm" svg:y1="1.335cm" svg:x2="10.026cm" svg:y2="9.938cm"><text:p/></draw:line><draw:line draw:style-name="gr102" draw:text-style-name="P33" svg:x1="10.81cm" svg:y1="1.335cm" svg:x2="10.81cm" svg:y2="9.938cm"><text:p/></draw:line><draw:line draw:style-name="gr102" draw:text-style-name="P33" svg:x1="11.587cm" svg:y1="1.335cm" svg:x2="11.587cm" svg:y2="9.938cm"><text:p/></draw:line><draw:line draw:style-name="gr102" draw:text-style-name="P33" svg:x1="12.372cm" svg:y1="1.335cm" svg:x2="12.372cm" svg:y2="9.938cm"><text:p/></draw:line><draw:line draw:style-name="gr102" draw:text-style-name="P33" svg:x1="13.157cm" svg:y1="1.335cm" svg:x2="13.157cm" svg:y2="9.938cm"><text:p/></draw:line><draw:line draw:style-name="gr102" draw:text-style-name="P33" svg:x1="13.94cm" svg:y1="1.335cm" svg:x2="13.94cm" svg:y2="9.938cm"><text:p/></draw:line><draw:line draw:style-name="gr102" draw:text-style-name="P33" svg:x1="14.718cm" svg:y1="1.335cm" svg:x2="14.718cm" svg:y2="9.938cm"><text:p/></draw:line><draw:line draw:style-name="gr102" draw:text-style-name="P33" svg:x1="15.502cm" svg:y1="1.335cm" svg:x2="15.502cm" svg:y2="9.938cm"><text:p/></draw:line><draw:line draw:style-name="gr103" draw:text-style-name="P33" svg:x1="2.362cm" svg:y1="1.335cm" svg:x2="2.362cm" svg:y2="9.938cm"><text:p/></draw:line><draw:line draw:style-name="gr103" draw:text-style-name="P33" svg:x1="2.519cm" svg:y1="1.335cm" svg:x2="2.519cm" svg:y2="9.938cm"><text:p/></draw:line><draw:line draw:style-name="gr103" draw:text-style-name="P33" svg:x1="2.676cm" svg:y1="1.335cm" svg:x2="2.676cm" svg:y2="9.938cm"><text:p/></draw:line><draw:line draw:style-name="gr103" draw:text-style-name="P33" svg:x1="2.833cm" svg:y1="1.335cm" svg:x2="2.833cm" svg:y2="9.938cm"><text:p/></draw:line><draw:line draw:style-name="gr103" draw:text-style-name="P33" svg:x1="3.146cm" svg:y1="1.335cm" svg:x2="3.146cm" svg:y2="9.938cm"><text:p/></draw:line><draw:line draw:style-name="gr103" draw:text-style-name="P33" svg:x1="3.302cm" svg:y1="1.335cm" svg:x2="3.302cm" svg:y2="9.938cm"><text:p/></draw:line><draw:line draw:style-name="gr103" draw:text-style-name="P33" svg:x1="3.459cm" svg:y1="1.335cm" svg:x2="3.459cm" svg:y2="9.938cm"><text:p/></draw:line><draw:line draw:style-name="gr103" draw:text-style-name="P33" svg:x1="3.616cm" svg:y1="1.335cm" svg:x2="3.616cm" svg:y2="9.938cm"><text:p/></draw:line><draw:line draw:style-name="gr103" draw:text-style-name="P33" svg:x1="3.926cm" svg:y1="1.335cm" svg:x2="3.926cm" svg:y2="9.938cm"><text:p/></draw:line><draw:line draw:style-name="gr103" draw:text-style-name="P33" svg:x1="4.083cm" svg:y1="1.335cm" svg:x2="4.083cm" svg:y2="9.938cm"><text:p/></draw:line><draw:line draw:style-name="gr103" draw:text-style-name="P33" svg:x1="4.24cm" svg:y1="1.335cm" svg:x2="4.24cm" svg:y2="9.938cm"><text:p/></draw:line><draw:line draw:style-name="gr103" draw:text-style-name="P33" svg:x1="4.397cm" svg:y1="1.335cm" svg:x2="4.397cm" svg:y2="9.938cm"><text:p/></draw:line><draw:g draw:style-name="gr26"><draw:line draw:style-name="gr103" draw:text-style-name="P33" svg:x1="4.708cm" svg:y1="1.335cm" svg:x2="4.708cm" svg:y2="9.938cm"><text:p/></draw:line><draw:line draw:style-name="gr103" draw:text-style-name="P33" svg:x1="4.865cm" svg:y1="1.335cm" svg:x2="4.865cm" svg:y2="9.938cm"><text:p/></draw:line><draw:line draw:style-name="gr103" draw:text-style-name="P33" svg:x1="5.022cm" svg:y1="1.335cm" svg:x2="5.022cm" svg:y2="9.938cm"><text:p/></draw:line><draw:line draw:style-name="gr103" draw:text-style-name="P33" svg:x1="5.179cm" svg:y1="1.335cm" svg:x2="5.179cm" svg:y2="9.938cm"><text:p/></draw:line></draw:g><draw:g draw:style-name="gr26"><draw:line draw:style-name="gr103" draw:text-style-name="P33" svg:x1="5.491cm" svg:y1="1.335cm" svg:x2="5.491cm" svg:y2="9.938cm"><text:p/></draw:line><draw:line draw:style-name="gr103" draw:text-style-name="P33" svg:x1="5.648cm" svg:y1="1.335cm" svg:x2="5.648cm" svg:y2="9.938cm"><text:p/></draw:line><draw:line draw:style-name="gr103" draw:text-style-name="P33" svg:x1="5.805cm" svg:y1="1.335cm" svg:x2="5.805cm" svg:y2="9.938cm"><text:p/></draw:line><draw:line draw:style-name="gr103" draw:text-style-name="P33" svg:x1="5.961cm" svg:y1="1.335cm" svg:x2="5.961cm" svg:y2="9.938cm"><text:p/></draw:line></draw:g><draw:g draw:style-name="gr26"><draw:line draw:style-name="gr103" draw:text-style-name="P33" svg:x1="6.276cm" svg:y1="1.335cm" svg:x2="6.276cm" svg:y2="9.938cm"><text:p/></draw:line><draw:line draw:style-name="gr103" draw:text-style-name="P33" svg:x1="6.429cm" svg:y1="1.335cm" svg:x2="6.429cm" svg:y2="9.938cm"><text:p/></draw:line><draw:line draw:style-name="gr103" draw:text-style-name="P33" svg:x1="6.586cm" svg:y1="1.335cm" svg:x2="6.586cm" svg:y2="9.938cm"><text:p/></draw:line><draw:line draw:style-name="gr103" draw:text-style-name="P33" svg:x1="6.743cm" svg:y1="1.335cm" svg:x2="6.743cm" svg:y2="9.938cm"><text:p/></draw:line></draw:g><draw:g draw:style-name="gr26"><draw:line draw:style-name="gr103" draw:text-style-name="P33" svg:x1="7.057cm" svg:y1="1.335cm" svg:x2="7.057cm" svg:y2="9.938cm"><text:p/></draw:line><draw:line draw:style-name="gr103" draw:text-style-name="P33" svg:x1="7.211cm" svg:y1="1.335cm" svg:x2="7.211cm" svg:y2="9.938cm"><text:p/></draw:line><draw:line draw:style-name="gr103" draw:text-style-name="P33" svg:x1="7.366cm" svg:y1="1.335cm" svg:x2="7.366cm" svg:y2="9.938cm"><text:p/></draw:line><draw:line draw:style-name="gr103" draw:text-style-name="P33" svg:x1="7.523cm" svg:y1="1.335cm" svg:x2="7.523cm" svg:y2="9.938cm"><text:p/></draw:line></draw:g><draw:g draw:style-name="gr26"><draw:line draw:style-name="gr103" draw:text-style-name="P33" svg:x1="7.837cm" svg:y1="1.335cm" svg:x2="7.837cm" svg:y2="9.938cm"><text:p/></draw:line><draw:line draw:style-name="gr103" draw:text-style-name="P33" svg:x1="7.994cm" svg:y1="1.335cm" svg:x2="7.994cm" svg:y2="9.938cm"><text:p/></draw:line><draw:line draw:style-name="gr103" draw:text-style-name="P33" svg:x1="8.151cm" svg:y1="1.335cm" svg:x2="8.151cm" svg:y2="9.938cm"><text:p/></draw:line><draw:line draw:style-name="gr103" draw:text-style-name="P33" svg:x1="8.308cm" svg:y1="1.335cm" svg:x2="8.308cm" svg:y2="9.938cm"><text:p/></draw:line></draw:g><draw:g draw:style-name="gr26"><draw:line draw:style-name="gr103" draw:text-style-name="P33" svg:x1="8.618cm" svg:y1="1.335cm" svg:x2="8.618cm" svg:y2="9.938cm"><text:p/></draw:line><draw:line draw:style-name="gr103" draw:text-style-name="P33" svg:x1="8.775cm" svg:y1="1.335cm" svg:x2="8.775cm" svg:y2="9.938cm"><text:p/></draw:line><draw:line draw:style-name="gr103" draw:text-style-name="P33" svg:x1="8.932cm" svg:y1="1.335cm" svg:x2="8.932cm" svg:y2="9.938cm"><text:p/></draw:line><draw:line draw:style-name="gr103" draw:text-style-name="P33" svg:x1="9.089cm" svg:y1="1.335cm" svg:x2="9.089cm" svg:y2="9.938cm"><text:p/></draw:line></draw:g><draw:g draw:style-name="gr26"><draw:line draw:style-name="gr103" draw:text-style-name="P33" svg:x1="9.398cm" svg:y1="1.335cm" svg:x2="9.398cm" svg:y2="9.938cm"><text:p/></draw:line><draw:line draw:style-name="gr103" draw:text-style-name="P33" svg:x1="9.555cm" svg:y1="1.335cm" svg:x2="9.555cm" svg:y2="9.938cm"><text:p/></draw:line><draw:line draw:style-name="gr103" draw:text-style-name="P33" svg:x1="9.712cm" svg:y1="1.335cm" svg:x2="9.712cm" svg:y2="9.938cm"><text:p/></draw:line><draw:line draw:style-name="gr103" draw:text-style-name="P33" svg:x1="9.869cm" svg:y1="1.335cm" svg:x2="9.869cm" svg:y2="9.938cm"><text:p/></draw:line></draw:g><draw:g draw:style-name="gr26"><draw:line draw:style-name="gr103" draw:text-style-name="P33" svg:x1="10.183cm" svg:y1="1.335cm" svg:x2="10.183cm" svg:y2="9.938cm"><text:p/></draw:line><draw:line draw:style-name="gr103" draw:text-style-name="P33" svg:x1="10.34cm" svg:y1="1.335cm" svg:x2="10.34cm" svg:y2="9.938cm"><text:p/></draw:line><draw:line draw:style-name="gr103" draw:text-style-name="P33" svg:x1="10.497cm" svg:y1="1.335cm" svg:x2="10.497cm" svg:y2="9.938cm"><text:p/></draw:line><draw:line draw:style-name="gr103" draw:text-style-name="P33" svg:x1="10.653cm" svg:y1="1.335cm" svg:x2="10.653cm" svg:y2="9.938cm"><text:p/></draw:line></draw:g><draw:g draw:style-name="gr26"><draw:line draw:style-name="gr103" draw:text-style-name="P33" svg:x1="10.967cm" svg:y1="1.335cm" svg:x2="10.967cm" svg:y2="9.938cm"><text:p/></draw:line><draw:line draw:style-name="gr103" draw:text-style-name="P33" svg:x1="11.124cm" svg:y1="1.335cm" svg:x2="11.124cm" svg:y2="9.938cm"><text:p/></draw:line><draw:line draw:style-name="gr103" draw:text-style-name="P33" svg:x1="11.279cm" svg:y1="1.335cm" svg:x2="11.279cm" svg:y2="9.938cm"><text:p/></draw:line><draw:line draw:style-name="gr103" draw:text-style-name="P33" svg:x1="11.43cm" svg:y1="1.335cm" svg:x2="11.43cm" svg:y2="9.938cm"><text:p/></draw:line></draw:g><draw:g draw:style-name="gr26"><draw:line draw:style-name="gr103" draw:text-style-name="P33" svg:x1="11.75cm" svg:y1="1.335cm" svg:x2="11.75cm" svg:y2="9.938cm"><text:p/></draw:line><draw:line draw:style-name="gr103" draw:text-style-name="P33" svg:x1="11.901cm" svg:y1="1.335cm" svg:x2="11.901cm" svg:y2="9.938cm"><text:p/></draw:line><draw:line draw:style-name="gr103" draw:text-style-name="P33" svg:x1="12.058cm" svg:y1="1.335cm" svg:x2="12.058cm" svg:y2="9.938cm"><text:p/></draw:line><draw:line draw:style-name="gr103" draw:text-style-name="P33" svg:x1="12.215cm" svg:y1="1.335cm" svg:x2="12.215cm" svg:y2="9.938cm"><text:p/></draw:line></draw:g><draw:g draw:style-name="gr26"><draw:line draw:style-name="gr103" draw:text-style-name="P33" svg:x1="12.529cm" svg:y1="1.335cm" svg:x2="12.529cm" svg:y2="9.938cm"><text:p/></draw:line><draw:line draw:style-name="gr103" draw:text-style-name="P33" svg:x1="12.686cm" svg:y1="1.335cm" svg:x2="12.686cm" svg:y2="9.938cm"><text:p/></draw:line><draw:line draw:style-name="gr103" draw:text-style-name="P33" svg:x1="12.843cm" svg:y1="1.335cm" svg:x2="12.843cm" svg:y2="9.938cm"><text:p/></draw:line><draw:line draw:style-name="gr103" draw:text-style-name="P33" svg:x1="13cm" svg:y1="1.335cm" svg:x2="13cm" svg:y2="9.938cm"><text:p/></draw:line></draw:g><draw:g draw:style-name="gr26"><draw:line draw:style-name="gr103" draw:text-style-name="P33" svg:x1="13.312cm" svg:y1="1.335cm" svg:x2="13.312cm" svg:y2="9.938cm"><text:p/></draw:line><draw:line draw:style-name="gr103" draw:text-style-name="P33" svg:x1="13.469cm" svg:y1="1.335cm" svg:x2="13.469cm" svg:y2="9.938cm"><text:p/></draw:line><draw:line draw:style-name="gr103" draw:text-style-name="P33" svg:x1="13.625cm" svg:y1="1.335cm" svg:x2="13.625cm" svg:y2="9.938cm"><text:p/></draw:line><draw:line draw:style-name="gr103" draw:text-style-name="P33" svg:x1="13.783cm" svg:y1="1.335cm" svg:x2="13.783cm" svg:y2="9.938cm"><text:p/></draw:line></draw:g><draw:g draw:style-name="gr26"><draw:line draw:style-name="gr103" draw:text-style-name="P33" svg:x1="14.09cm" svg:y1="1.335cm" svg:x2="14.09cm" svg:y2="9.938cm"><text:p/></draw:line><draw:line draw:style-name="gr103" draw:text-style-name="P33" svg:x1="14.247cm" svg:y1="1.335cm" svg:x2="14.247cm" svg:y2="9.938cm"><text:p/></draw:line><draw:line draw:style-name="gr103" draw:text-style-name="P33" svg:x1="14.404cm" svg:y1="1.335cm" svg:x2="14.404cm" svg:y2="9.938cm"><text:p/></draw:line><draw:line draw:style-name="gr103" draw:text-style-name="P33" svg:x1="14.561cm" svg:y1="1.335cm" svg:x2="14.561cm" svg:y2="9.938cm"><text:p/></draw:line></draw:g><draw:g draw:style-name="gr26"><draw:line draw:style-name="gr103" draw:text-style-name="P33" svg:x1="14.875cm" svg:y1="1.335cm" svg:x2="14.875cm" svg:y2="9.938cm"><text:p/></draw:line><draw:line draw:style-name="gr103" draw:text-style-name="P33" svg:x1="15.032cm" svg:y1="1.335cm" svg:x2="15.032cm" svg:y2="9.938cm"><text:p/></draw:line><draw:line draw:style-name="gr103" draw:text-style-name="P33" svg:x1="15.189cm" svg:y1="1.335cm" svg:x2="15.189cm" svg:y2="9.938cm"><text:p/></draw:line><draw:line draw:style-name="gr103" draw:text-style-name="P33" svg:x1="15.346cm" svg:y1="1.335cm" svg:x2="15.346cm" svg:y2="9.938cm"><text:p/></draw:line></draw:g><draw:line draw:style-name="gr102" draw:text-style-name="P33" svg:x1="2.208cm" svg:y1="1.335cm" svg:x2="15.503cm" svg:y2="1.335cm"><text:p/></draw:line><draw:line draw:style-name="gr102" draw:text-style-name="P33" svg:x1="2.208cm" svg:y1="2.111cm" svg:x2="15.503cm" svg:y2="2.111cm"><text:p/></draw:line><draw:line draw:style-name="gr102" draw:text-style-name="P33" svg:x1="2.208cm" svg:y1="2.896cm" svg:x2="15.503cm" svg:y2="2.896cm"><text:p/></draw:line><draw:line draw:style-name="gr102" draw:text-style-name="P33" svg:x1="2.208cm" svg:y1="3.681cm" svg:x2="15.503cm" svg:y2="3.681cm"><text:p/></draw:line><draw:line draw:style-name="gr102" draw:text-style-name="P33" svg:x1="2.208cm" svg:y1="4.457cm" svg:x2="15.503cm" svg:y2="4.457cm"><text:p/></draw:line><draw:line draw:style-name="gr102" draw:text-style-name="P33" svg:x1="2.208cm" svg:y1="5.242cm" svg:x2="15.503cm" svg:y2="5.242cm"><text:p/></draw:line><draw:line draw:style-name="gr102" draw:text-style-name="P33" svg:x1="2.208cm" svg:y1="6.027cm" svg:x2="15.503cm" svg:y2="6.027cm"><text:p/></draw:line><draw:line draw:style-name="gr102" draw:text-style-name="P33" svg:x1="2.208cm" svg:y1="6.81cm" svg:x2="15.503cm" svg:y2="6.81cm"><text:p/></draw:line><draw:line draw:style-name="gr102" draw:text-style-name="P33" svg:x1="2.208cm" svg:y1="7.588cm" svg:x2="15.503cm" svg:y2="7.588cm"><text:p/></draw:line><draw:line draw:style-name="gr102" draw:text-style-name="P33" svg:x1="2.208cm" svg:y1="8.371cm" svg:x2="15.503cm" svg:y2="8.371cm"><text:p/></draw:line><draw:line draw:style-name="gr102" draw:text-style-name="P33" svg:x1="2.208cm" svg:y1="9.156cm" svg:x2="15.503cm" svg:y2="9.156cm"><text:p/></draw:line><draw:line draw:style-name="gr102" draw:text-style-name="P33" svg:x1="2.208cm" svg:y1="9.934cm" svg:x2="15.503cm" svg:y2="9.934cm"><text:p/></draw:line><draw:g draw:style-name="gr26"><draw:line draw:style-name="gr103" draw:text-style-name="P33" svg:x1="2.208cm" svg:y1="1.492cm" svg:x2="15.503cm" svg:y2="1.492cm"><text:p/></draw:line><draw:line draw:style-name="gr103" draw:text-style-name="P33" svg:x1="2.208cm" svg:y1="1.649cm" svg:x2="15.503cm" svg:y2="1.649cm"><text:p/></draw:line><draw:line draw:style-name="gr103" draw:text-style-name="P33" svg:x1="2.208cm" svg:y1="1.806cm" svg:x2="15.503cm" svg:y2="1.806cm"><text:p/></draw:line><draw:line draw:style-name="gr103" draw:text-style-name="P33" svg:x1="2.208cm" svg:y1="1.963cm" svg:x2="15.503cm" svg:y2="1.963cm"><text:p/></draw:line></draw:g><draw:g draw:style-name="gr26"><draw:line draw:style-name="gr103" draw:text-style-name="P33" svg:x1="2.208cm" svg:y1="2.268cm" svg:x2="15.503cm" svg:y2="2.268cm"><text:p/></draw:line><draw:line draw:style-name="gr103" draw:text-style-name="P33" svg:x1="2.208cm" svg:y1="2.425cm" svg:x2="15.503cm" svg:y2="2.425cm"><text:p/></draw:line><draw:line draw:style-name="gr103" draw:text-style-name="P33" svg:x1="2.208cm" svg:y1="2.582cm" svg:x2="15.503cm" svg:y2="2.582cm"><text:p/></draw:line><draw:line draw:style-name="gr103" draw:text-style-name="P33" svg:x1="2.208cm" svg:y1="2.739cm" svg:x2="15.503cm" svg:y2="2.739cm"><text:p/></draw:line></draw:g><draw:g draw:style-name="gr26"><draw:line draw:style-name="gr103" draw:text-style-name="P33" svg:x1="2.208cm" svg:y1="3.053cm" svg:x2="15.503cm" svg:y2="3.053cm"><text:p/></draw:line><draw:line draw:style-name="gr103" draw:text-style-name="P33" svg:x1="2.208cm" svg:y1="3.21cm" svg:x2="15.503cm" svg:y2="3.21cm"><text:p/></draw:line><draw:line draw:style-name="gr103" draw:text-style-name="P33" svg:x1="2.208cm" svg:y1="3.367cm" svg:x2="15.503cm" svg:y2="3.367cm"><text:p/></draw:line><draw:line draw:style-name="gr103" draw:text-style-name="P33" svg:x1="2.208cm" svg:y1="3.524cm" svg:x2="15.503cm" svg:y2="3.524cm"><text:p/></draw:line></draw:g><draw:g draw:style-name="gr26"><draw:line draw:style-name="gr103" draw:text-style-name="P33" svg:x1="2.208cm" svg:y1="3.838cm" svg:x2="15.503cm" svg:y2="3.838cm"><text:p/></draw:line><draw:line draw:style-name="gr103" draw:text-style-name="P33" svg:x1="2.208cm" svg:y1="3.995cm" svg:x2="15.503cm" svg:y2="3.995cm"><text:p/></draw:line><draw:line draw:style-name="gr103" draw:text-style-name="P33" svg:x1="2.208cm" svg:y1="4.152cm" svg:x2="15.503cm" svg:y2="4.152cm"><text:p/></draw:line><draw:line draw:style-name="gr103" draw:text-style-name="P33" svg:x1="2.208cm" svg:y1="4.307cm" svg:x2="15.503cm" svg:y2="4.307cm"><text:p/></draw:line></draw:g><draw:g draw:style-name="gr26"><draw:line draw:style-name="gr103" draw:text-style-name="P33" svg:x1="2.208cm" svg:y1="4.614cm" svg:x2="15.503cm" svg:y2="4.614cm"><text:p/></draw:line><draw:line draw:style-name="gr103" draw:text-style-name="P33" svg:x1="2.208cm" svg:y1="4.771cm" svg:x2="15.503cm" svg:y2="4.771cm"><text:p/></draw:line><draw:line draw:style-name="gr103" draw:text-style-name="P33" svg:x1="2.208cm" svg:y1="4.928cm" svg:x2="15.503cm" svg:y2="4.928cm"><text:p/></draw:line><draw:line draw:style-name="gr103" draw:text-style-name="P33" svg:x1="2.208cm" svg:y1="5.085cm" svg:x2="15.503cm" svg:y2="5.085cm"><text:p/></draw:line></draw:g><draw:g draw:style-name="gr26"><draw:line draw:style-name="gr103" draw:text-style-name="P33" svg:x1="2.208cm" svg:y1="5.399cm" svg:x2="15.503cm" svg:y2="5.399cm"><text:p/></draw:line><draw:line draw:style-name="gr103" draw:text-style-name="P33" svg:x1="2.208cm" svg:y1="5.556cm" svg:x2="15.503cm" svg:y2="5.556cm"><text:p/></draw:line><draw:line draw:style-name="gr103" draw:text-style-name="P33" svg:x1="2.208cm" svg:y1="5.713cm" svg:x2="15.503cm" svg:y2="5.713cm"><text:p/></draw:line><draw:line draw:style-name="gr103" draw:text-style-name="P33" svg:x1="2.208cm" svg:y1="5.87cm" svg:x2="15.503cm" svg:y2="5.87cm"><text:p/></draw:line></draw:g><draw:g draw:style-name="gr26"><draw:line draw:style-name="gr103" draw:text-style-name="P33" svg:x1="2.208cm" svg:y1="6.184cm" svg:x2="15.503cm" svg:y2="6.184cm"><text:p/></draw:line><draw:line draw:style-name="gr103" draw:text-style-name="P33" svg:x1="2.208cm" svg:y1="6.339cm" svg:x2="15.503cm" svg:y2="6.339cm"><text:p/></draw:line><draw:line draw:style-name="gr103" draw:text-style-name="P33" svg:x1="2.208cm" svg:y1="6.496cm" svg:x2="15.503cm" svg:y2="6.496cm"><text:p/></draw:line><draw:line draw:style-name="gr103" draw:text-style-name="P33" svg:x1="2.208cm" svg:y1="6.653cm" svg:x2="15.503cm" svg:y2="6.653cm"><text:p/></draw:line></draw:g><draw:g draw:style-name="gr26"><draw:line draw:style-name="gr103" draw:text-style-name="P33" svg:x1="2.208cm" svg:y1="6.967cm" svg:x2="15.503cm" svg:y2="6.967cm"><text:p/></draw:line><draw:line draw:style-name="gr103" draw:text-style-name="P33" svg:x1="2.208cm" svg:y1="7.124cm" svg:x2="15.503cm" svg:y2="7.124cm"><text:p/></draw:line><draw:line draw:style-name="gr103" draw:text-style-name="P33" svg:x1="2.208cm" svg:y1="7.281cm" svg:x2="15.503cm" svg:y2="7.281cm"><text:p/></draw:line><draw:line draw:style-name="gr103" draw:text-style-name="P33" svg:x1="2.208cm" svg:y1="7.431cm" svg:x2="15.503cm" svg:y2="7.431cm"><text:p/></draw:line></draw:g><draw:g draw:style-name="gr26"><draw:line draw:style-name="gr103" draw:text-style-name="P33" svg:x1="2.208cm" svg:y1="7.745cm" svg:x2="15.503cm" svg:y2="7.745cm"><text:p/></draw:line><draw:line draw:style-name="gr103" draw:text-style-name="P33" svg:x1="2.208cm" svg:y1="7.902cm" svg:x2="15.503cm" svg:y2="7.902cm"><text:p/></draw:line><draw:line draw:style-name="gr103" draw:text-style-name="P33" svg:x1="2.208cm" svg:y1="8.059cm" svg:x2="15.503cm" svg:y2="8.059cm"><text:p/></draw:line><draw:line draw:style-name="gr103" draw:text-style-name="P33" svg:x1="2.208cm" svg:y1="8.216cm" svg:x2="15.503cm" svg:y2="8.216cm"><text:p/></draw:line></draw:g><draw:g draw:style-name="gr26"><draw:line draw:style-name="gr103" draw:text-style-name="P33" svg:x1="2.208cm" svg:y1="8.528cm" svg:x2="15.503cm" svg:y2="8.528cm"><text:p/></draw:line><draw:line draw:style-name="gr103" draw:text-style-name="P33" svg:x1="2.208cm" svg:y1="8.685cm" svg:x2="15.503cm" svg:y2="8.685cm"><text:p/></draw:line><draw:line draw:style-name="gr103" draw:text-style-name="P33" svg:x1="2.208cm" svg:y1="8.842cm" svg:x2="15.503cm" svg:y2="8.842cm"><text:p/></draw:line><draw:line draw:style-name="gr103" draw:text-style-name="P33" svg:x1="2.208cm" svg:y1="8.999cm" svg:x2="15.503cm" svg:y2="8.999cm"><text:p/></draw:line></draw:g><draw:g draw:style-name="gr26"><draw:line draw:style-name="gr103" draw:text-style-name="P33" svg:x1="2.208cm" svg:y1="9.313cm" svg:x2="15.503cm" svg:y2="9.313cm"><text:p/></draw:line><draw:line draw:style-name="gr103" draw:text-style-name="P33" svg:x1="2.208cm" svg:y1="9.47cm" svg:x2="15.503cm" svg:y2="9.47cm"><text:p/></draw:line><draw:line draw:style-name="gr103" draw:text-style-name="P33" svg:x1="2.208cm" svg:y1="9.627cm" svg:x2="15.503cm" svg:y2="9.627cm"><text:p/></draw:line><draw:line draw:style-name="gr103" draw:text-style-name="P33" svg:x1="2.208cm" svg:y1="9.777cm" svg:x2="15.503cm" svg:y2="9.777cm"><text:p/></draw:line></draw:g></draw:g><draw:g draw:style-name="gr26"><draw:line draw:style-name="gr104" draw:text-style-name="P33" svg:x1="3.01cm" svg:y1="2.111cm" svg:x2="5.747cm" svg:y2="2.111cm"><text:p/></draw:line><draw:line draw:style-name="gr104" draw:text-style-name="P33" svg:x1="3.01cm" svg:y1="2.111cm" svg:x2="4.868cm" svg:y2="3.988cm"><text:p/></draw:line><draw:custom-shape draw:style-name="gr105" draw:text-style-name="P35" svg:width="1.786cm" svg:height="1.788cm" draw:transform="skewX (-0.00104719755119665) rotate (-2.02301113598663) translate (4.20158333333333cm 1.69686111111111cm)"><text:p/><draw:enhanced-geometry draw:glue-point-type="segments" draw:type="mso-spt100" draw:modifiers="-69.3146541795682 -116.05645668978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06" draw:text-style-name="P65" svg:width="0.315cm" svg:height="0.625cm" svg:x="3.79cm" svg:y="2.332cm"><draw:text-box><text:p text:style-name="P64"><text:span text:style-name="T60"><text:s/></text:span></text:p></draw:text-box></draw:frame></draw:g><draw:g draw:style-name="gr26"><draw:line draw:style-name="gr104" draw:text-style-name="P33" svg:x1="7.702cm" svg:y1="2.111cm" svg:x2="9.326cm" svg:y2="3.753cm"><text:p/></draw:line><draw:line draw:style-name="gr104" draw:text-style-name="P33" svg:x1="7.702cm" svg:y1="2.111cm" svg:x2="6.041cm" svg:y2="3.753cm"><text:p/></draw:line><draw:custom-shape draw:style-name="gr105" draw:text-style-name="P35" svg:width="1.786cm" svg:height="1.788cm" draw:transform="skewX (-0.00104719755119665) rotate (-2.02301113598663) translate (8.89352777777778cm 1.69686111111111cm)"><text:p/><draw:enhanced-geometry draw:glue-point-type="segments" draw:type="mso-spt100" draw:modifiers="18.9966541554886 -70.332906118893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07" draw:text-style-name="P66" svg:width="0.378cm" svg:height="0.352cm" svg:x="3.931cm" svg:y="2.286cm"><draw:image xlink:href="Pictures/200000160000017B00000160FB46BB8FFA4CD44D.svm" xlink:type="simple" xlink:show="embed" xlink:actuate="onLoad" draw:mime-type="image/x-svm"><text:p/></draw:image><draw:image xlink:href="Pictures/1000020000000011000000102593FCCFEAC49D4F.png" xlink:type="simple" xlink:show="embed" xlink:actuate="onLoad" draw:mime-type="image/png"/></draw:frame><draw:frame draw:style-name="gr107" draw:text-style-name="P66" svg:width="0.378cm" svg:height="0.398cm" svg:x="7.632cm" svg:y="3.186cm"><draw:image xlink:href="Pictures/200000160000017B0000018EDD1730053F433995.svm" xlink:type="simple" xlink:show="embed" xlink:actuate="onLoad" draw:mime-type="image/x-svm"><text:p/></draw:image><draw:image xlink:href="Pictures/1000020000000011000000122C2F9018D1216D1C.png" xlink:type="simple" xlink:show="embed" xlink:actuate="onLoad" draw:mime-type="image/png"/></draw:frame><draw:frame draw:style-name="gr107" draw:text-style-name="P66" svg:width="0.357cm" svg:height="0.352cm" svg:x="10.932cm" svg:y="2.939cm"><draw:image xlink:href="Pictures/20000016000001660000016030DDD416527EF414.svm" xlink:type="simple" xlink:show="embed" xlink:actuate="onLoad" draw:mime-type="image/x-svm"><text:p/></draw:image><draw:image xlink:href="Pictures/100002000000001000000010A5A44D3BA368B8F1.png" xlink:type="simple" xlink:show="embed" xlink:actuate="onLoad" draw:mime-type="image/png"/></draw:frame><draw:frame draw:style-name="gr107" draw:text-style-name="P66" svg:width="0.401cm" svg:height="0.398cm" svg:x="14.031cm" svg:y="2.739cm"><draw:image xlink:href="Pictures/20000016000001910000018EFDD789CD065FD18C.svm" xlink:type="simple" xlink:show="embed" xlink:actuate="onLoad" draw:mime-type="image/x-svm"><text:p/></draw:image><draw:image xlink:href="Pictures/100002000000001200000012B4E5B2280187E860.png" xlink:type="simple" xlink:show="embed" xlink:actuate="onLoad" draw:mime-type="image/png"/></draw:frame></draw:g><draw:g draw:style-name="gr26"><draw:line draw:style-name="gr104" draw:text-style-name="P33" svg:x1="12.35cm" svg:y1="3.665cm" svg:x2="10.063cm" svg:y2="3.665cm"><text:p/></draw:line><draw:line draw:style-name="gr104" draw:text-style-name="P33" svg:x1="12.348cm" svg:y1="3.669cm" svg:x2="10.922cm" svg:y2="2.261cm"><text:p/></draw:line><draw:custom-shape draw:style-name="gr108" draw:text-style-name="P35" svg:width="1.788cm" svg:height="1.786cm" draw:transform="rotate (-2.02301113598663) translate (13.5466666666667cm 3.24379166666667cm)"><text:p/><draw:enhanced-geometry draw:glue-point-type="segments" draw:type="mso-spt100" draw:modifiers="108.114192036629 63.34371358233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26"><draw:line draw:style-name="gr104" draw:text-style-name="P33" svg:x1="13.134cm" svg:y1="2.111cm" svg:x2="15.345cm" svg:y2="2.111cm"><text:p/></draw:line><draw:line draw:style-name="gr104" draw:text-style-name="P33" svg:x1="13.134cm" svg:y1="2.111cm" svg:x2="13.155cm" svg:y2="4.457cm"><text:p/></draw:line><draw:custom-shape draw:style-name="gr105" draw:text-style-name="P35" svg:width="1.786cm" svg:height="1.788cm" draw:transform="rotate (-2.02301113598663) translate (14.3245416666667cm 1.69333333333333cm)"><text:p/><draw:enhanced-geometry draw:glue-point-type="segments" draw:type="mso-spt100" draw:modifiers="-27.1311965801173 -115.47085827708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26"><draw:line draw:style-name="gr104" draw:text-style-name="P33" svg:x1="4.57cm" svg:y1="6.804cm" svg:x2="4.551cm" svg:y2="4.771cm"><text:p/></draw:line><draw:line draw:style-name="gr104" draw:text-style-name="P33" svg:x1="4.572cm" svg:y1="6.81cm" svg:x2="2.676cm" svg:y2="6.81cm"><text:p/></draw:line><draw:custom-shape draw:style-name="gr109" draw:text-style-name="P35" svg:width="1.788cm" svg:height="1.788cm" draw:transform="rotate (-2.02301113598663) translate (5.76615277777778cm 6.38880555555556cm)"><text:p/><draw:enhanced-geometry draw:glue-point-type="segments" draw:type="mso-spt100" draw:modifiers="153.434948822922 63.139127196839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26"><draw:line draw:style-name="gr104" draw:text-style-name="P33" svg:x1="6.918cm" svg:y1="5.272cm" svg:x2="9.245cm" svg:y2="5.272cm"><text:p/></draw:line><draw:line draw:style-name="gr104" draw:text-style-name="P33" svg:x1="6.917cm" svg:y1="5.272cm" svg:x2="5.334cm" svg:y2="6.836cm"><text:p/></draw:line><draw:custom-shape draw:style-name="gr105" draw:text-style-name="P35" svg:width="1.786cm" svg:height="1.788cm" draw:transform="rotate (-2.02301113598663) translate (8.11036111111111cm 4.85069444444444cm)"><text:p/><draw:enhanced-geometry draw:glue-point-type="segments" draw:type="mso-spt100" draw:modifiers="18.3225308255591 -115.76001123750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26"><draw:line draw:style-name="gr104" draw:text-style-name="P33" svg:x1="10.825cm" svg:y1="5.272cm" svg:x2="12.472cm" svg:y2="5.272cm"><text:p/></draw:line><draw:line draw:style-name="gr104" draw:text-style-name="P33" svg:x1="10.826cm" svg:y1="5.272cm" svg:x2="9.791cm" svg:y2="6.836cm"><text:p/></draw:line><draw:custom-shape draw:style-name="gr105" draw:text-style-name="P35" svg:width="1.786cm" svg:height="1.788cm" draw:transform="rotate (-2.02301113598663) translate (12.0226666666667cm 4.85245833333333cm)"><text:p/><draw:enhanced-geometry draw:glue-point-type="segments" draw:type="mso-spt100" draw:modifiers="7.11253496809213 -115.76001123750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26"><draw:line draw:style-name="gr104" draw:text-style-name="P33" svg:x1="14.717cm" svg:y1="6.806cm" svg:x2="15.504cm" svg:y2="5.242cm"><text:p/></draw:line><draw:line draw:style-name="gr104" draw:text-style-name="P33" svg:x1="14.716cm" svg:y1="6.805cm" svg:x2="13.469cm" svg:y2="4.928cm"><text:p/></draw:line><draw:custom-shape draw:style-name="gr109" draw:text-style-name="P35" svg:width="1.788cm" svg:height="1.788cm" draw:transform="skewX (-0.00104719755119659) rotate (-2.02301113598663) translate (15.9102777777778cm 6.38704166666667cm)"><text:p/><draw:enhanced-geometry draw:glue-point-type="segments" draw:type="mso-spt100" draw:modifiers="-179.947192844894 120.49243516301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line draw:style-name="gr104" draw:text-style-name="P33" svg:x1="4.572cm" svg:y1="7.618cm" svg:x2="5.335cm" svg:y2="9.152cm"><text:p/></draw:line><draw:line draw:style-name="gr104" draw:text-style-name="P33" svg:x1="4.573cm" svg:y1="7.618cm" svg:x2="2.99cm" svg:y2="8.37cm"><text:p/></draw:line><draw:custom-shape draw:style-name="gr109" draw:text-style-name="P35" svg:width="1.788cm" svg:height="1.788cm" draw:transform="skewX (0.00191986217719393) rotate (-2.02301113598663) translate (5.76438888888889cm 7.19843055555556cm)"><text:p/><draw:enhanced-geometry draw:glue-point-type="segments" draw:type="mso-spt100" draw:modifiers="38.9965619650865 -51.500257761988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26"><draw:line draw:style-name="gr104" draw:text-style-name="P33" svg:x1="8.461cm" svg:y1="7.588cm" svg:x2="9.382cm" svg:y2="8.953cm"><text:p/></draw:line><draw:line draw:style-name="gr104" draw:text-style-name="P33" svg:x1="8.461cm" svg:y1="7.588cm" svg:x2="6.586cm" svg:y2="7.604cm"><text:p/></draw:line><draw:custom-shape draw:style-name="gr110" draw:text-style-name="P35" svg:width="1.786cm" svg:height="1.786cm" draw:transform="skewX (0.00104719755119662) rotate (-3.00039551710345) translate (9.47913888888889cm 8.33966666666667cm)"><text:p/><draw:enhanced-geometry draw:glue-point-type="segments" draw:type="mso-spt100" draw:modifiers="7.11253496809213 -115.76001123750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26"><draw:line draw:style-name="gr104" draw:text-style-name="P33" svg:x1="12.358cm" svg:y1="6.819cm" svg:x2="12.375cm" svg:y2="9.549cm"><text:p/></draw:line><draw:line draw:style-name="gr104" draw:text-style-name="P33" svg:x1="12.359cm" svg:y1="6.819cm" svg:x2="10.61cm" svg:y2="8.59cm"><text:p/></draw:line><draw:custom-shape draw:style-name="gr111" draw:text-style-name="P35" svg:width="1.788cm" svg:height="1.793cm" draw:transform="skewX (-0.00104719755119657) rotate (2.71782671120557) translate (12.811125cm 7.985125cm)"><text:p/><draw:enhanced-geometry draw:glue-point-type="segments" draw:type="mso-spt100" draw:modifiers="-69.3146541795682 -113.68208772453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frame draw:style-name="gr107" draw:text-style-name="P66" svg:width="0.378cm" svg:height="0.352cm" svg:x="3.931cm" svg:y="2.284cm"><draw:image xlink:href="Pictures/200000160000017B00000160FB46BB8FFA4CD44D.svm" xlink:type="simple" xlink:show="embed" xlink:actuate="onLoad" draw:mime-type="image/x-svm"><text:p/></draw:image><draw:image xlink:href="Pictures/1000020000000011000000102593FCCFEAC49D4F.png" xlink:type="simple" xlink:show="embed" xlink:actuate="onLoad" draw:mime-type="image/png"/></draw:frame><draw:frame draw:style-name="gr107" draw:text-style-name="P66" svg:width="0.364cm" svg:height="0.352cm" svg:x="3.531cm" svg:y="5.685cm"><draw:image xlink:href="Pictures/200000160000016B000001608F7488952C4734E7.svm" xlink:type="simple" xlink:show="embed" xlink:actuate="onLoad" draw:mime-type="image/x-svm"><text:p/></draw:image><draw:image xlink:href="Pictures/100002000000001000000010C7921A1D9EC2D9A0.png" xlink:type="simple" xlink:show="embed" xlink:actuate="onLoad" draw:mime-type="image/png"/></draw:frame><draw:frame draw:style-name="gr107" draw:text-style-name="P66" svg:width="0.442cm" svg:height="0.398cm" svg:x="7.348cm" svg:y="6.137cm"><draw:image xlink:href="Pictures/20000016000001BA0000018E0F195291CE7BB731.svm" xlink:type="simple" xlink:show="embed" xlink:actuate="onLoad" draw:mime-type="image/x-svm"><text:p/></draw:image><draw:image xlink:href="Pictures/100002000000001400000012E20ACA1B6D6CCD73.png" xlink:type="simple" xlink:show="embed" xlink:actuate="onLoad" draw:mime-type="image/png"/></draw:frame><draw:frame draw:style-name="gr107" draw:text-style-name="P66" svg:width="0.412cm" svg:height="0.352cm" svg:x="11.31cm" svg:y="6.137cm"><draw:image xlink:href="Pictures/200000160000019D0000016067D62683B5E5DB56.svm" xlink:type="simple" xlink:show="embed" xlink:actuate="onLoad" draw:mime-type="image/x-svm"><text:p/></draw:image><draw:image xlink:href="Pictures/1000020000000013000000103336BE40696DFC7C.png" xlink:type="simple" xlink:show="embed" xlink:actuate="onLoad" draw:mime-type="image/png"/></draw:frame><draw:frame draw:style-name="gr107" draw:text-style-name="P66" svg:width="0.375cm" svg:height="0.398cm" svg:x="14.409cm" svg:y="5.436cm"><draw:image xlink:href="Pictures/20000016000001770000018E37237183C69D656E.svm" xlink:type="simple" xlink:show="embed" xlink:actuate="onLoad" draw:mime-type="image/x-svm"><text:p/></draw:image><draw:image xlink:href="Pictures/100002000000001100000012161FDF9711DFCA78.png" xlink:type="simple" xlink:show="embed" xlink:actuate="onLoad" draw:mime-type="image/png"/></draw:frame><draw:frame draw:style-name="gr107" draw:text-style-name="P66" svg:width="0.364cm" svg:height="0.352cm" svg:x="3.531cm" svg:y="5.687cm"><draw:image xlink:href="Pictures/200000160000016B000001608F7488952C4734E7.svm" xlink:type="simple" xlink:show="embed" xlink:actuate="onLoad" draw:mime-type="image/x-svm"><text:p/></draw:image><draw:image xlink:href="Pictures/100002000000001000000010C7921A1D9EC2D9A0.png" xlink:type="simple" xlink:show="embed" xlink:actuate="onLoad" draw:mime-type="image/png"/></draw:frame><draw:frame draw:style-name="gr107" draw:text-style-name="P66" svg:width="0.332cm" svg:height="0.376cm" svg:x="4.11cm" svg:y="8.636cm"><draw:image xlink:href="Pictures/200000160000014D000001790528BE0B6A735231.svm" xlink:type="simple" xlink:show="embed" xlink:actuate="onLoad" draw:mime-type="image/x-svm"><text:p/></draw:image><draw:image xlink:href="Pictures/100002000000000F00000011CA22A7015B038E6D.png" xlink:type="simple" xlink:show="embed" xlink:actuate="onLoad" draw:mime-type="image/png"/></draw:frame><draw:frame draw:style-name="gr107" draw:text-style-name="P66" svg:width="0.375cm" svg:height="0.378cm" svg:x="7.71cm" svg:y="8.484cm"><draw:image xlink:href="Pictures/2000001600000177000001796A5FFB8996E49CA0.svm" xlink:type="simple" xlink:show="embed" xlink:actuate="onLoad" draw:mime-type="image/x-svm"><text:p/></draw:image><draw:image xlink:href="Pictures/100002000000001100000011DD354E1BACB13F0C.png" xlink:type="simple" xlink:show="embed" xlink:actuate="onLoad" draw:mime-type="image/png"/></draw:frame><draw:frame draw:style-name="gr107" draw:text-style-name="P66" svg:width="0.389cm" svg:height="0.399cm" svg:x="11.647cm" svg:y="7.784cm"><draw:image xlink:href="Pictures/20000016000001840000018E2383E52FCFB5F1F2.svm" xlink:type="simple" xlink:show="embed" xlink:actuate="onLoad" draw:mime-type="image/x-svm"><text:p/></draw:image><draw:image xlink:href="Pictures/100002000000001200000012F6F17276AD74D113.png" xlink:type="simple" xlink:show="embed" xlink:actuate="onLoad" draw:mime-type="image/png"/></draw:frame></draw:g><text:span text:style-name="Character_5f_20_5f_style"><text:span text:style-name="T6"><text:s/></text:span></text:span><text:span text:style-name="_5f_livret"><text:span text:style-name="T14">Parmi les angles ci-dessous : </text:span></text:span></text:h>
        </text:list-item>
      </text:list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list xml:id="list225447101961805" text:continue-numbering="true" text:style-name="_5f_Numérotation_20_des_20_exercices_20_livrets">
        <text:list-item>
          <text:list>
            <text:list-item>
              <text:p text:style-name="P20"><text:span text:style-name="_5f_livret"><text:span text:style-name="T25">C</text:span></text:span><text:span text:style-name="_5f_livret"><text:span text:style-name="T26">ite</text:span></text:span><text:span text:style-name="_5f_livret"><text:span text:style-name="T14"> </text:span></text:span><text:span text:style-name="_5f_livret"><text:span text:style-name="T27">ceux</text:span></text:span><text:span text:style-name="_5f_livret"><text:span text:style-name="T14"> qui semblent </text:span></text:span><text:span text:style-name="_5f_livret"><text:span text:style-name="T15">être </text:span></text:span><text:span text:style-name="_5f_livret"><text:span text:style-name="T14">droits. </text:span></text:span></text:p>
            </text:list-item>
          </text:list>
        </text:list-item>
      </text:list>
      <text:p text:style-name="FILET_5f_POINTILLES"><text:span text:style-name="Character_5f_20_5f_style">…………………………………………………………………………………………………………………………………………</text:span></text:p>
      <text:list xml:id="list225446252309603" text:continue-numbering="true" text:style-name="_5f_Numérotation_20_des_20_exercices_20_livrets">
        <text:list-item>
          <text:list>
            <text:list-item>
              <text:p text:style-name="P20"><text:span text:style-name="_5f_livret"><text:span text:style-name="T14">Quels sont les angles </text:span></text:span><text:span text:style-name="_5f_livret"><text:span text:style-name="T16">qui peuvent être </text:span></text:span><text:span text:style-name="_5f_livret"><text:span text:style-name="T14">superposables ?</text:span></text:span></text:p>
            </text:list-item>
          </text:list>
        </text:list-item>
      </text:list>
      <text:p text:style-name="P7"><text:span text:style-name="Character_5f_20_5f_style">…………………………………………………………………………………………………………………………………………</text:span></text:p>
      <text:section text:style-name="Sect2" text:name="Section3">
        <text:list xml:id="list225447926742795" text:continue-numbering="true" text:style-name="_5f_Numérotation_20_des_20_exercices_20_livrets">
          <text:list-item>
            <text:h text:style-name="P30" text:outline-level="1"><text:span text:style-name="_5f_livret"><text:s/></text:span><text:span text:style-name="_5f_livret"><text:span text:style-name="T12">E</text:span></text:span><text:span text:style-name="_5f_livret"><text:span text:style-name="T20">n utilisant l’équerre, donne la nature des angles cités.</text:span></text:span></text:h>
          </text:list-item>
        </text:list>
        <text:p text:style-name="P10"><draw:g text:anchor-type="paragraph" draw:z-index="29" draw:name="Shape10_1" draw:style-name="gr17"><draw:frame draw:style-name="gr25" draw:text-style-name="P48" svg:width="0.228cm" svg:height="0.414cm" svg:x="1.228cm" svg:y="0cm"><draw:text-box><text:p text:style-name="P44"><text:span text:style-name="T54">S</text:span></text:p></draw:text-box></draw:frame><draw:g draw:style-name="gr26"><draw:line draw:style-name="gr27" draw:text-style-name="P49" svg:x1="0.049cm" svg:y1="0.975cm" svg:x2="5.538cm" svg:y2="3.531cm"><text:p/></draw:line><draw:line draw:style-name="gr27" draw:text-style-name="P49" svg:x1="3.06cm" svg:y1="4.151cm" svg:x2="0.827cm" svg:y2="0.052cm"><text:p/></draw:line><draw:line draw:style-name="gr27" draw:text-style-name="P49" svg:x1="6.747cm" svg:y1="0.189cm" svg:x2="2.522cm" svg:y2="4.085cm"><text:p/></draw:line><draw:line draw:style-name="gr27" draw:text-style-name="P49" svg:x1="0cm" svg:y1="2.972cm" svg:x2="7.013cm" svg:y2="2.633cm"><text:p/></draw:line><draw:line draw:style-name="gr28" draw:text-style-name="P49" svg:x1="6.429cm" svg:y1="0.33cm" svg:x2="6.607cm" svg:y2="0.526cm"><text:p/></draw:line><draw:line draw:style-name="gr28" draw:text-style-name="P49" svg:x1="6.579cm" svg:y1="2.529cm" svg:x2="6.595cm" svg:y2="2.785cm"><text:p/></draw:line><draw:line draw:style-name="gr28" draw:text-style-name="P49" svg:x1="0.217cm" svg:y1="3.094cm" svg:x2="0.206cm" svg:y2="2.836cm"><text:p/></draw:line><draw:line draw:style-name="gr28" draw:text-style-name="P49" svg:x1="0.274cm" svg:y1="1.234cm" svg:x2="0.387cm" svg:y2="1.001cm"><text:p/></draw:line><draw:line draw:style-name="gr28" draw:text-style-name="P49" svg:x1="5.212cm" svg:y1="3.533cm" svg:x2="5.327cm" svg:y2="3.298cm"><text:p/></draw:line><draw:line draw:style-name="gr28" draw:text-style-name="P49" svg:x1="0.886cm" svg:y1="0.425cm" svg:x2="1.136cm" svg:y2="0.319cm"><text:p/></draw:line></draw:g><draw:frame draw:style-name="gr29" draw:text-style-name="P48" svg:width="0.227cm" svg:height="0.414cm" svg:x="0.386cm" svg:y="0.633cm"><draw:text-box><text:p text:style-name="P44"><text:span text:style-name="T54">E</text:span></text:p></draw:text-box></draw:frame><draw:frame draw:style-name="gr30" draw:text-style-name="P48" svg:width="0.249cm" svg:height="0.414cm" svg:x="0.109cm" svg:y="2.402cm"><draw:text-box><text:p text:style-name="P44"><text:span text:style-name="T54">R</text:span></text:p></draw:text-box></draw:frame><draw:frame draw:style-name="gr31" draw:text-style-name="P48" svg:width="0.207cm" svg:height="0.414cm" svg:x="2.141cm" svg:y="2.902cm"><draw:text-box><text:p text:style-name="P44"><text:span text:style-name="T54">F</text:span></text:p></draw:text-box></draw:frame><draw:frame draw:style-name="gr32" draw:text-style-name="P48" svg:width="0.246cm" svg:height="0.414cm" svg:x="1.804cm" svg:y="1.328cm"><draw:text-box><text:p text:style-name="P44"><text:span text:style-name="T54">A</text:span></text:p></draw:text-box></draw:frame><draw:frame draw:style-name="gr33" draw:text-style-name="P48" svg:width="0.235cm" svg:height="0.414cm" svg:x="2.704cm" svg:y="3.963cm"><draw:text-box><text:p text:style-name="P44"><text:span text:style-name="T54">K</text:span></text:p></draw:text-box></draw:frame><draw:frame draw:style-name="gr34" draw:text-style-name="P48" svg:width="0.218cm" svg:height="0.414cm" svg:x="3.773cm" svg:y="2.231cm"><draw:text-box><text:p text:style-name="P44"><text:span text:style-name="T54">P</text:span></text:p></draw:text-box></draw:frame><draw:frame draw:style-name="gr35" draw:text-style-name="P48" svg:width="0.278cm" svg:height="0.414cm" svg:x="4.988cm" svg:y="3.584cm"><draw:text-box><text:p text:style-name="P44"><text:span text:style-name="T54">G</text:span></text:p></draw:text-box></draw:frame><draw:frame draw:style-name="gr36" draw:text-style-name="P48" svg:width="0.269cm" svg:height="0.414cm" svg:x="6.429cm" svg:y="2.829cm"><draw:text-box><text:p text:style-name="P44"><text:span text:style-name="T54">H</text:span></text:p></draw:text-box></draw:frame><draw:frame draw:style-name="gr37" draw:text-style-name="P48" svg:width="0.276cm" svg:height="0.414cm" svg:x="6.609cm" svg:y="0.499cm"><draw:text-box><text:p text:style-name="P44"><text:span text:style-name="T54">D</text:span></text:p></draw:text-box></draw:frame></draw:g><text:span text:style-name="Character_5f_20_5f_style"><text:span text:style-name="T30"/></text:span></text:p>
        <text:p text:style-name="P10"><text:span text:style-name="Character_5f_20_5f_style"><text:span text:style-name="T30"/></text:span></text:p>
        <text:p text:style-name="P10"><text:span text:style-name="Character_5f_20_5f_style"><text:span text:style-name="T30"/></text:span></text:p>
        <text:p text:style-name="P10"><text:span text:style-name="Character_5f_20_5f_style"><text:span text:style-name="T30"/></text:span></text:p>
        <text:p text:style-name="P10"><text:span text:style-name="Character_5f_20_5f_style"><text:span text:style-name="T30"/></text:span></text:p>
        <text:p text:style-name="P10"><text:span text:style-name="Character_5f_20_5f_style"><text:span text:style-name="T30"/></text:span></text:p>
        <text:p text:style-name="P10"><text:span text:style-name="Character_5f_20_5f_style"><text:span text:style-name="T30"/></text:span></text:p>
        <text:p text:style-name="P10"><text:span text:style-name="Character_5f_20_5f_style"><text:span text:style-name="T30"/></text:span></text:p>
        <text:p text:style-name="P10"><text:span text:style-name="Character_5f_20_5f_style"><text:span text:style-name="T30"/></text:span></text:p>
        <text:p text:style-name="P10"><text:span text:style-name="Character_5f_20_5f_style"><text:span text:style-name="T30"/></text:span></text:p>
        <text:p text:style-name="_5f_Paragraphe_20_livret_20_réponse_20_pointillé"><text:span text:style-name="Character_5f_20_5f_style"><text:span text:style-name="T30"><draw:frame draw:style-name="fr1" draw:name="Object23" text:anchor-type="as-char" svg:y="-0.34cm" svg:width="0.818cm" svg:height="0.416cm" draw:z-index="3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_5f_livret"><text:span text:style-name="T24">semble être</text:span></text:span><text:span text:style-name="_5f_livret"><text:span text:style-name="T20"> un angle </text:span></text:span><text:span text:style-name="_5f_livret"><text:span text:style-name="T51">………………….</text:span></text:span></text:p>
        <text:p text:style-name="_5f_Paragraphe_20_livret_20_réponse_20_pointillé"><text:span text:style-name="Character_5f_20_5f_style"><text:span text:style-name="T30"><draw:frame draw:style-name="fr1" draw:name="Object24" text:anchor-type="as-char" svg:y="-0.34cm" svg:width="0.878cm" svg:height="0.416cm" draw:z-index="3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_5f_livret"><text:span text:style-name="T24">semble être</text:span></text:span><text:span text:style-name="_5f_livret"><text:span text:style-name="T20"> un angle </text:span></text:span><text:span text:style-name="_5f_livret"><text:span text:style-name="T51">…………………</text:span></text:span></text:p>
        <text:p text:style-name="_5f_Paragraphe_20_livret_20_réponse_20_pointillé"><text:span text:style-name="_5f_livret"><text:span text:style-name="T50"><draw:frame draw:style-name="fr1" draw:name="Object25" text:anchor-type="as-char" svg:y="-0.337cm" svg:width="0.833cm" svg:height="0.413cm" draw:z-index="3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_5f_livret"><text:span text:style-name="T24">semble être</text:span></text:span><text:span text:style-name="_5f_livret"><text:span text:style-name="T20"> un angle </text:span></text:span><text:span text:style-name="_5f_livret"><text:span text:style-name="T50">………………….</text:span></text:span></text:p>
        <text:p text:style-name="_5f_Paragraphe_20_livret_20_réponse_20_pointillé"><text:span text:style-name="_5f_livret"><text:span text:style-name="T50"><draw:frame draw:style-name="fr1" draw:name="Object26" text:anchor-type="as-char" svg:y="-0.34cm" svg:width="0.796cm" svg:height="0.416cm" draw:z-index="3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_5f_livret"><text:span text:style-name="T24">semble être</text:span></text:span><text:span text:style-name="_5f_livret"><text:span text:style-name="T20"> un angle </text:span></text:span><text:span text:style-name="_5f_livret"><text:span text:style-name="T50">………………….</text:span></text:span></text:p>
        <text:p text:style-name="_5f_Paragraphe_20_livret_20_réponse_20_pointillé"><text:span text:style-name="_5f_livret"><text:span text:style-name="T50"><draw:frame draw:style-name="fr1" draw:name="Object39" text:anchor-type="as-char" svg:y="-0.337cm" svg:width="0.84cm" svg:height="0.413cm" draw:z-index="3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_5f_livret"><text:span text:style-name="T24">semble être</text:span></text:span><text:span text:style-name="_5f_livret"><text:span text:style-name="T20"> un angle </text:span></text:span><text:span text:style-name="_5f_livret"><text:span text:style-name="T50">………………….</text:span></text:span></text:p>
        <text:p text:style-name="_5f_Paragraphe_20_livret_20_réponse_20_pointillé"><text:span text:style-name="_5f_livret"><text:span text:style-name="T50"><draw:frame draw:style-name="fr1" draw:name="Object27" text:anchor-type="as-char" svg:y="-0.34cm" svg:width="0.82cm" svg:height="0.416cm" draw:z-index="3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_5f_livret"><text:span text:style-name="T24">semble être</text:span></text:span><text:span text:style-name="_5f_livret"><text:span text:style-name="T20"> un angle </text:span></text:span><text:span text:style-name="_5f_livret"><text:span text:style-name="T50">………………….</text:span></text:span></text:p>
        <text:p text:style-name="_5f_Paragraphe_20_livret_20_réponse_20_pointillé"><text:span text:style-name="_5f_livret"><text:span text:style-name="T50"><draw:frame draw:style-name="fr1" draw:name="Object40" text:anchor-type="as-char" svg:y="-0.34cm" svg:width="0.826cm" svg:height="0.416cm" draw:z-index="3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_5f_livret"><text:span text:style-name="T24">semble être</text:span></text:span><text:span text:style-name="_5f_livret"><text:span text:style-name="T20"> un angle </text:span></text:span><text:span text:style-name="_5f_livret"><text:span text:style-name="T50">………………….</text:span></text:span></text:p>
        <text:p text:style-name="_5f_Paragraphe_20_livret_20_réponse_20_pointillé"><text:span text:style-name="_5f_livret"><text:span text:style-name="T50"><draw:frame draw:style-name="fr1" draw:name="Object41" text:anchor-type="as-char" svg:y="-0.34cm" svg:width="0.873cm" svg:height="0.416cm" draw:z-index="3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_5f_livret"><text:span text:style-name="T24">semble être</text:span></text:span><text:span text:style-name="_5f_livret"><text:span text:style-name="T20"> un angle </text:span></text:span><text:span text:style-name="_5f_livret"><text:span text:style-name="T50">………………….</text:span></text:span></text:p>
        <text:p text:style-name="_5f_Paragraphe_20_livret_20_réponse_20_pointillé"><text:span text:style-name="_5f_livret"><text:span text:style-name="T50"/></text:span></text:p>
        <text:list xml:id="list225446527092076" text:continue-numbering="true" text:style-name="_5f_Numérotation_20_des_20_exercices_20_livrets">
          <text:list-item>
            <text:p text:style-name="P21"><text:span text:style-name="_5f_livret"><text:s/>Marque les angles </text:span><text:span text:style-name="_5f_livret"><text:span text:style-name="T33">semblant </text:span></text:span><text:span text:style-name="_5f_livret">aigus avec un arc rouge, les angles </text:span><text:span text:style-name="_5f_livret"><text:span text:style-name="T33">semblant </text:span></text:span><text:span text:style-name="_5f_livret">obtus avec un arc bleu et les angles </text:span><text:span text:style-name="_5f_livret"><text:span text:style-name="T33">semblant </text:span></text:span><text:span text:style-name="_5f_livret">droits avec un carré </text:span><text:span text:style-name="_5f_livret"><text:span text:style-name="T32">vert</text:span></text:span><text:span text:style-name="_5f_livret">.</text:span></text:p>
          </text:list-item>
        </text:list>
        <text:p text:style-name="P10"><draw:g text:anchor-type="char" draw:z-index="28" draw:name="Shape22_0" draw:style-name="gr1"><draw:frame draw:style-name="gr38" draw:text-style-name="P51" svg:width="0.445cm" svg:height="0.278cm" svg:x="5.482cm" svg:y="2.288cm"><draw:text-box><text:p text:style-name="P50"><text:span text:style-name="T55">A</text:span></text:p></draw:text-box></draw:frame><draw:frame draw:style-name="gr38" draw:text-style-name="P51" svg:width="0.445cm" svg:height="0.279cm" svg:x="4.87cm" svg:y="0.422cm"><draw:text-box><text:p text:style-name="P50"><text:span text:style-name="T55">B</text:span></text:p></draw:text-box></draw:frame><draw:frame draw:style-name="gr38" draw:text-style-name="P51" svg:width="0.447cm" svg:height="0.283cm" svg:x="2.04cm" svg:y="0.436cm"><draw:text-box><text:p text:style-name="P50"><text:span text:style-name="T55">C</text:span></text:p></draw:text-box></draw:frame><draw:frame draw:style-name="gr38" draw:text-style-name="P51" svg:width="0.445cm" svg:height="0.279cm" svg:x="2.233cm" svg:y="3.791cm"><draw:text-box><text:p text:style-name="P50"><text:span text:style-name="T55">D</text:span></text:p></draw:text-box></draw:frame><draw:frame draw:style-name="gr38" draw:text-style-name="P51" svg:width="0.447cm" svg:height="0.279cm" svg:x="3.268cm" svg:y="2.411cm"><draw:text-box><text:p text:style-name="P50"><text:span text:style-name="T55">E</text:span></text:p></draw:text-box></draw:frame><draw:frame draw:style-name="gr38" draw:text-style-name="P51" svg:width="0.445cm" svg:height="0.279cm" svg:x="5.431cm" svg:y="4.027cm"><draw:text-box><text:p text:style-name="P50"><text:span text:style-name="T55">F</text:span></text:p></draw:text-box></draw:frame><draw:frame draw:style-name="gr38" draw:text-style-name="P51" svg:width="0.447cm" svg:height="0.279cm" svg:x="5.434cm" svg:y="10.866cm"><draw:text-box><text:p text:style-name="P50"><text:span text:style-name="T55">G</text:span></text:p></draw:text-box></draw:frame><draw:frame draw:style-name="gr38" draw:text-style-name="P51" svg:width="0.449cm" svg:height="0.279cm" svg:x="1.984cm" svg:y="10.71cm"><draw:text-box><text:p text:style-name="P50"><text:span text:style-name="T55">H</text:span></text:p></draw:text-box></draw:frame><draw:frame draw:style-name="gr38" draw:text-style-name="P51" svg:width="0.445cm" svg:height="0.278cm" svg:x="4.503cm" svg:y="9.791cm"><draw:text-box><text:p text:style-name="P50"><text:span text:style-name="T55">I</text:span></text:p></draw:text-box></draw:frame><draw:frame draw:style-name="gr38" draw:text-style-name="P51" svg:width="0.444cm" svg:height="0.279cm" svg:x="3.224cm" svg:y="7.869cm"><draw:text-box><text:p text:style-name="P50"><text:span text:style-name="T55">J</text:span></text:p></draw:text-box></draw:frame><draw:frame draw:style-name="gr38" draw:text-style-name="P51" svg:width="0.447cm" svg:height="0.279cm" svg:x="3.713cm" svg:y="4.87cm"><draw:text-box><text:p text:style-name="P50"><text:span text:style-name="T55">K</text:span></text:p></draw:text-box></draw:frame><draw:frame draw:style-name="gr38" draw:text-style-name="P51" svg:width="0.562cm" svg:height="0.278cm" svg:x="1.931cm" svg:y="5.212cm"><draw:text-box><text:p text:style-name="P50"><text:span text:style-name="T55">L</text:span></text:p></draw:text-box></draw:frame><draw:frame draw:style-name="gr38" draw:text-style-name="P52" svg:width="0.445cm" svg:height="0.279cm" svg:x="5.729cm" svg:y="0.284cm"><draw:text-box><text:p text:style-name="P50"><text:span text:style-name="T56">x</text:span></text:p></draw:text-box></draw:frame><draw:frame draw:style-name="gr38" draw:text-style-name="P52" svg:width="0.447cm" svg:height="0.283cm" svg:x="1.993cm" svg:y="9.043cm"><draw:text-box><text:p text:style-name="P50"><text:span text:style-name="T56">y</text:span></text:p></draw:text-box></draw:frame><draw:polyline draw:style-name="gr39" draw:text-style-name="P53" svg:width="10.451cm" svg:height="3.196cm" draw:transform="rotate (-1.5707963267949) translate (5.68162154078189cm 0.411245072235723cm)" svg:viewBox="0 0 10452 3197" draw:points="0,0 1844,0 307,738 307,3197 3382,3197 2306,2213 3842,245 10452,245 10452,3197 9529,1229 7531,1966 4610,1966 4918,3197 8915,3197"><text:p/></draw:polyline></draw:g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10"><text:span text:style-name="_5f_livret"/></text:p>
        <text:p text:style-name="P9"><text:span text:style-name="Character_5f_20_5f_style"><text:span text:style-name="T5"/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2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fo:text-align="start" style:justify-single-word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1" fo:font-family="'Times New Roman'" style:font-style-name="Italique" style:font-family-generic="roman" style:font-pitch="variable" fo:font-size="11pt" fo:font-style="italic"/>
    </style:style>
    <style:style style:name="_5f_pointillés_20_gris" style:display-name="_pointillés gris" style:family="text">
      <style:text-properties fo:color="#b2b2b2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7" style:family="paragraph" style:parent-style-name="_5f_Header_20_page_20_paire_20__28_G_29_">
      <style:text-properties fo:font-variant="small-caps" fo:color="#2a6099" loext:opacity="100%" style:font-name="Bitstream Vera Sans4" fo:font-size="16pt" fo:font-style="normal" fo:text-shadow="none" fo:font-weight="bold" officeooo:rsid="01f05ba6" officeooo:paragraph-rsid="02fa05b4"/>
    </style:style>
    <style:style style:name="MP8" style:family="paragraph">
      <loext:graphic-properties draw:fill="solid" draw:fill-color="#2a6099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draw:fill="solid" draw:fill-color="#2a609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8" style:family="graphic">
      <style:graphic-properties svg:stroke-width="0.06cm" svg:stroke-color="#2a6099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_5f_Header_20_page_20_impaire_20__28_D_29_"><draw:path text:anchor-type="paragraph" draw:z-index="45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46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47" draw:name="Shape3_2" draw:style-name="Mgr3" draw:text-style-name="MP4" svg:x1="16.572cm" svg:y1="0.36cm" svg:x2="20.495cm" svg:y2="0.344cm"><text:p/></draw:line>Angles : Comprendre la notion d’angle </text:p>
      </style:header>
      <style:footer>
        <text:h text:style-name="MP5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path text:anchor-type="paragraph" draw:z-index="42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43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44" draw:name="Shape3_3" draw:style-name="Mgr3" draw:text-style-name="MP4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2" style:next-style-name="_5f_Fiche_20_éditeur_20_page_20_impaire_20__28_D_29_">
      <style:header>
        <text:p text:style-name="_5f_Header_20_page_20_paire_20__28_G_29_"><draw:path text:anchor-type="paragraph" draw:z-index="39" draw:name="Shape1_0" draw:style-name="Mgr1" draw:text-style-name="MP1" svg:width="4.329cm" svg:height="2.24cm" svg:x="-1.499cm" svg:y="-0.8cm" svg:viewBox="0 0 4330 2241" svg:d="M0 2241l3984-288c209-15 363-168 345-342l-170-1611h-4159z"><text:p/></draw:path><draw:frame text:anchor-type="paragraph" draw:z-index="40" draw:name="Shape2_0" draw:style-name="Mgr5" draw:text-style-name="MP3" svg:width="3.857cm" svg:height="0.805cm" draw:transform="rotate (0.0872664625997165) translate (-1.031875cm 0.53975cm)"><draw:text-box><text:p text:style-name="MP2"><text:span text:style-name="MT1">Série 1</text:span></text:p></draw:text-box></draw:frame><draw:line text:anchor-type="paragraph" draw:z-index="41" draw:name="Shape3_0" draw:style-name="Mgr3" draw:text-style-name="MP4" svg:x1="15.61cm" svg:y1="0.374cm" svg:x2="20.494cm" svg:y2="0.344cm"><text:p/></draw:line>Angles : Comprendre la notion d’angle </text:p>
      </style:header>
      <style:footer>
        <text:h text:style-name="MP6" text:outline-level="1">Angles : Comprendre la notion d’angle</text:h>
      </style:footer>
    </style:master-page>
    <style:master-page style:name="_5f_Fiche_20_éditeur_20_page_20_impaire_20__28_D_29_" style:display-name="_Fiche éditeur page impaire (D)" style:page-layout-name="Mpm13" style:next-style-name="_5f_Fiche_20_éditeur_20_page_20_paire_20__28_G_29_">
      <style:header>
        <text:p text:style-name="MP7"><draw:path text:anchor-type="paragraph" draw:z-index="5" draw:name="Shape1_2" draw:style-name="Mgr6" draw:text-style-name="MP8" svg:width="4.329cm" svg:height="2.24cm" svg:x="-1.799cm" svg:y="-0.8cm" svg:viewBox="0 0 4330 2241" svg:d="M0 2241l3984-288c209-15 363-168 345-342l-170-1611h-4159z"><text:p/></draw:path><draw:frame text:anchor-type="paragraph" draw:z-index="6" draw:name="Shape2_1" draw:style-name="Mgr7" draw:text-style-name="MP3" svg:width="3.857cm" svg:height="1.329cm" draw:transform="rotate (0.0872664625997165) translate (-1.07773611111111cm 0.0176388888888889cm)"><draw:text-box><text:p text:style-name="MP2"><text:span text:style-name="MT1">Angles</text:span><text:span text:style-name="MT1"><text:line-break/></text:span><text:span text:style-name="MT1">Série 1</text:span></text:p></draw:text-box></draw:frame><draw:line text:anchor-type="paragraph" draw:z-index="7" draw:name="Shape3_1" draw:style-name="Mgr8" draw:text-style-name="MP4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  <style:footer-left>
        <text:p text:style-name="MP10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3DT9H42S</meta:editing-duration>
    <meta:editing-cycles>386</meta:editing-cycles>
    <meta:generator>LibreOffice/7.0.0.3$Linux_X86_64 LibreOffice_project/8061b3e9204bef6b321a21033174034a5e2ea88e</meta:generator>
    <dc:date>2021-01-17T22:54:44.884410574</dc:date>
    <meta:document-statistic meta:table-count="1" meta:image-count="0" meta:object-count="8" meta:page-count="3" meta:paragraph-count="52" meta:word-count="284" meta:character-count="2100" meta:non-whitespace-character-count="1727"/>
    <meta:template xlink:type="simple" xlink:actuate="onRequest" xlink:title="modele_cahier_6eme_Sesamath" xlink:href="../../../../../.config/libreoffice/4/user/template/modele_cahier_6eme_Sesamath.ott" meta:date="2020-10-20T16:19:16.435181319"/>
  </office:meta>
</office:document-meta>
</file>

<file path=Object 1/content.xml><?xml version="1.0" encoding="utf-8"?>
<math xmlns="http://www.w3.org/1998/Math/MathML" display="block">
  <semantics>
    <mover accent="true">
      <mi>SAP</mi>
      <mo stretchy="true">^</mo>
    </mover>
    <annotation encoding="StarMath 5.0">widehat{ SAP }</annotation>
  </semantics>
</math>
</file>

<file path=Object 2/content.xml><?xml version="1.0" encoding="utf-8"?>
<math xmlns="http://www.w3.org/1998/Math/MathML" display="block">
  <semantics>
    <mover accent="true">
      <mi>DPG</mi>
      <mo stretchy="true">^</mo>
    </mover>
    <annotation encoding="StarMath 5.0">widehat{ DPG }</annotation>
  </semantics>
</math>
</file>

<file path=Object 3/content.xml><?xml version="1.0" encoding="utf-8"?>
<math xmlns="http://www.w3.org/1998/Math/MathML" display="block">
  <semantics>
    <mover accent="true">
      <mi>AKP</mi>
      <mo stretchy="true">^</mo>
    </mover>
    <annotation encoding="StarMath 5.0">widehat{ AKP }</annotation>
  </semantics>
</math>
</file>

<file path=Object 4/content.xml><?xml version="1.0" encoding="utf-8"?>
<math xmlns="http://www.w3.org/1998/Math/MathML" display="block">
  <semantics>
    <mover accent="true">
      <mi>RFS</mi>
      <mo stretchy="true">^</mo>
    </mover>
    <annotation encoding="StarMath 5.0">widehat{ RFS }</annotation>
  </semantics>
</math>
</file>

<file path=Object 5/content.xml><?xml version="1.0" encoding="utf-8"?>
<math xmlns="http://www.w3.org/1998/Math/MathML" display="block">
  <semantics>
    <mover accent="true">
      <mi>RFH</mi>
      <mo stretchy="true">^</mo>
    </mover>
    <annotation encoding="StarMath 5.0">widehat{ RFH }</annotation>
  </semantics>
</math>
</file>

<file path=Object 6/content.xml><?xml version="1.0" encoding="utf-8"?>
<math xmlns="http://www.w3.org/1998/Math/MathML" display="block">
  <semantics>
    <mover accent="true">
      <mi>SFH</mi>
      <mo stretchy="true">^</mo>
    </mover>
    <annotation encoding="StarMath 5.0">widehat{ SFH }</annotation>
  </semantics>
</math>
</file>

<file path=Object 7/content.xml><?xml version="1.0" encoding="utf-8"?>
<math xmlns="http://www.w3.org/1998/Math/MathML" display="block">
  <semantics>
    <mover accent="true">
      <mi>PAG</mi>
      <mo stretchy="true">^</mo>
    </mover>
    <annotation encoding="StarMath 5.0">widehat{ PAG }</annotation>
  </semantics>
</math>
</file>

<file path=Object 8/content.xml><?xml version="1.0" encoding="utf-8"?>
<math xmlns="http://www.w3.org/1998/Math/MathML" display="block">
  <semantics>
    <mover accent="true">
      <mi>GPH</mi>
      <mo stretchy="true">^</mo>
    </mover>
    <annotation encoding="StarMath 5.0">widehat{ GPH }</annotation>
  </semantics>
</math>
</file>